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Ubuntu" fo:font-size="11pt" style:font-size-asian="11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Ubuntu" fo:font-size="11pt" officeooo:paragraph-rsid="0007571b" style:font-size-asian="11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Ubuntu" fo:font-size="11pt" fo:font-style="italic" style:font-size-asian="11pt" style:font-style-asian="italic" style:font-style-complex="italic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7826" style:font-name="Ubuntu" fo:font-size="11pt" style:font-size-asian="11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990000" style:font-name="Ubuntu" fo:font-size="11pt" style:font-size-asian="11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990000" style:font-name="Ubuntu" fo:font-size="11pt" fo:font-weight="bold" style:font-size-asian="11pt" style:font-weight-asian="bold" style:font-weight-complex="bold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990000" style:font-name="Ubuntu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0099" style:font-name="Ubuntu" fo:font-size="11pt" fo:background-color="transparent" style:font-size-asian="11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0099" style:font-name="Ubuntu" fo:font-size="11pt" style:font-size-asian="11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66cc" style:font-name="Ubuntu" fo:font-size="11pt" style:font-size-asian="11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66cc" style:font-name="Ubuntu" fo:font-size="11pt" officeooo:paragraph-rsid="000b882b" style:font-size-asian="11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007826" style:font-name="Ubuntu" fo:font-size="11pt" officeooo:paragraph-rsid="0007571b" style:font-size-asian="11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990000" style:font-name="Ubuntu" fo:font-size="11pt" style:font-size-asian="11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330099" style:font-name="Ubuntu" fo:font-size="11pt" fo:background-color="transparent" style:font-size-asian="11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330099" style:font-name="Ubuntu" fo:font-size="11pt" style:font-size-asian="11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0066cc" style:font-name="Ubuntu" fo:font-size="11pt" style:font-size-asian="11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use-window-font-color="true" style:font-name="Ubuntu" fo:font-size="11pt" style:font-size-asian="11pt"/>
    </style:style>
    <style:style style:name="P18" style:family="paragraph" style:parent-style-name="Standard">
      <style:text-properties style:use-window-font-color="true" style:font-name="Ubuntu" fo:font-size="11pt" style:font-size-asian="11pt"/>
    </style:style>
    <style:style style:name="T1" style:family="text">
      <style:text-properties officeooo:rsid="000c8d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===DEBUG======</text:p>
      <text:p text:style-name="P1">SERCOM listo</text:p>
      <text:p text:style-name="P1">3501 ms. NS: FONA Off</text:p>
      <text:p text:style-name="P1">FONA listo</text:p>
      <text:p text:style-name="P1">SD lista</text:p>
      <text:p text:style-name="P1">Config_Linea: 0.0075</text:p>
      <text:p text:style-name="P1">Config_Linea: 300</text:p>
      <text:p text:style-name="P1">Config_Linea: 10</text:p>
      <text:p text:style-name="P1">Config_Linea: 1</text:p>
      <text:p text:style-name="P1">Net_Linea: kolbi3g</text:p>
      <text:p text:style-name="P1">Net_Linea: </text:p>
      <text:p text:style-name="P1">Net_Linea: </text:p>
      <text:p text:style-name="P1">Server_Linea: iot-xyz.herokuapp.com/last</text:p>
      <text:p text:style-name="P1">Server_Linea: iot-xyz.herokuapp.com/iot</text:p>
      <text:p text:style-name="P1">======SETUP LISTO======</text:p>
      <text:p text:style-name="P1"/>
      <text:p text:style-name="P1">2766 ms. NS: GSM</text:p>
      <text:p text:style-name="P1">Service available: 20</text:p>
      <text:p text:style-name="P1">Log.txt not found</text:p>
      <text:p text:style-name="P1"/>
      <text:p text:style-name="P4">Calculando Ubicacion...</text:p>
      <text:p text:style-name="P4">--Analizando Umbrales--</text:p>
      <text:p text:style-name="P4">Tiempo transcurrido: 256</text:p>
      <text:p text:style-name="P4">Distancia recorrida: Latitud: 10.01 Longitud: 83.99</text:p>
      <text:p text:style-name="P4">Escribiendo en log.txt: {"fecha":20170325201007,"lat":10.006295,"lon":-83.993576,"vel":1.65,"alt":150.40,"Head":254.10</text:p>
      <text:p text:style-name="P4">2766 ms. NS: GSM</text:p>
      <text:p text:style-name="P4">Service available: 20</text:p>
      <text:p text:style-name="P4">Size: 96</text:p>
      <text:p text:style-name="P4">pos_a: 0</text:p>
      <text:p text:style-name="P4">{"fecha":20170325201007,"lat":10.006295,"lon":-83.993576,"vel":1.65,"alt":150.40,"Head":254.10,"RSSI":20}</text:p>
      <text:p text:style-name="P4">2766 ms. NS: GSM</text:p>
      <text:p text:style-name="P4">Activando GPRS...</text:p>
      <text:p text:style-name="P4">277 ms. NS: GPRS</text:p>
      <text:p text:style-name="P4">200</text:p>
      <text:p text:style-name="P4">POST: {"fecha":20170325201007,"lat":10.006295,"lon":-83.993576,"vel":1.65,"alt":150.40,"Head":254.10,"RSSI":20}</text:p>
      <text:p text:style-name="P4">Escribiendo en updat.txt: {"fecha":20170325201007,"lat":10.006295,"lon":-83.993576,"vel":1.65,"alt":150.40,"Head":254.10,"RSSI":20}</text:p>
      <text:p text:style-name="P4">Nueva posicion en cursor</text:p>
      <text:p text:style-name="P4">Fin del archivo. Borrando log...</text:p>
      <text:p text:style-name="P1"><text:soft-page-break/></text:p>
      <text:p text:style-name="P1">Calculando Ubicacion...</text:p>
      <text:p text:style-name="P1">277 ms. NS: GPRS</text:p>
      <text:p text:style-name="P1">Service available: 24</text:p>
      <text:p text:style-name="P1">Size: 0</text:p>
      <text:p text:style-name="P1">pos_a: 0</text:p>
      <text:p text:style-name="P1">,"RSSI":24}</text:p>
      <text:p text:style-name="P1">276 ms. NS: GPRS</text:p>
      <text:p text:style-name="P1">400</text:p>
      <text:p text:style-name="P1">Error de conexion: ,"RSSI":24}</text:p>
      <text:p text:style-name="P1">Escribiendo en nonupdat.txt: ,"RSSI":24} <text:s text:c="2"/>Errror code: 400</text:p>
      <text:p text:style-name="P1">Error en la subida de datos</text:p>
      <text:p text:style-name="P1"/>
      <text:p text:style-name="P4">Calculando Ubicacion...</text:p>
      <text:p text:style-name="P4">--Analizando Umbrales--</text:p>
      <text:p text:style-name="P4">Tiempo transcurrido: 310</text:p>
      <text:p text:style-name="P4">Distancia recorrida: Latitud: 0.02 Longitud: 0.00</text:p>
      <text:p text:style-name="P4">Escribiendo en log.txt: {"fecha":20170325201518,"lat":9.985493,"lon":-83.997452,"vel":1.76,"alt":1460.30,"Head":359.90</text:p>
      <text:p text:style-name="P4">277 ms. NS: GPRS</text:p>
      <text:p text:style-name="P4">Service available: 26</text:p>
      <text:p text:style-name="P4">Size: 96</text:p>
      <text:p text:style-name="P4">pos_a: 0</text:p>
      <text:p text:style-name="P4">{"fecha":20170325201518,"lat":9.985493,"lon":-83.997452,"vel":1.76,"alt":1460.30,"Head":359.90,"RSSI":26}</text:p>
      <text:p text:style-name="P4">277 ms. NS: GPRS</text:p>
      <text:p text:style-name="P4">200</text:p>
      <text:p text:style-name="P4">POST: {"fecha":20170325201518,"lat":9.985493,"lon":-83.997452,"vel":1.76,"alt":1460.30,"Head":359.90,"RSSI":26}</text:p>
      <text:p text:style-name="P4">Escribiendo en updat.txt: {"fecha":20170325201518,"lat":9.985493,"lon":-83.997452,"vel":1.76,"alt":1460.30,"Head":359.90,"RSSI":26}</text:p>
      <text:p text:style-name="P4">Nueva posicion en cursor</text:p>
      <text:p text:style-name="P4">Fin del archivo. Borrando log...</text:p>
      <text:p text:style-name="P1"/>
      <text:p text:style-name="P2"><text:line-break/></text:p>
      <text:p text:style-name="P12">Calculando Ubicacion...</text:p>
      <text:p text:style-name="P4">--Analizando Umbrales--</text:p>
      <text:p text:style-name="P4">Tiempo transcurrido: 308</text:p>
      <text:p text:style-name="P4">Distancia recorrida: Latitud: 0.00 Longitud: 0.00</text:p>
      <text:p text:style-name="P4">Escribiendo en log.txt: {"fecha":20170325202028,"lat":9.985130,"lon":-83.997589,"vel":2.28,"alt":1485.40,"Head":64.20</text:p>
      <text:p text:style-name="P4">276 ms. NS: GPRS</text:p>
      <text:p text:style-name="P4">Service available: 27</text:p>
      <text:p text:style-name="P4">Size: 95</text:p>
      <text:p text:style-name="P4">pos_a: 0</text:p>
      <text:p text:style-name="P4">{"fecha":20170325202028,"lat":9.985130,"lon":-83.997589,"vel":2.28,"alt":1485.40,"Head":64.20,"RSSI":27}</text:p>
      <text:p text:style-name="P4">277 ms. NS: GPRS</text:p>
      <text:p text:style-name="P4">200</text:p>
      <text:p text:style-name="P4">POST: {"fecha":20170325202028,"lat":9.985130,"lon":-83.997589,"vel":2.28,"alt":1485.40,"Head":64.20,"RSSI":27}</text:p>
      <text:p text:style-name="P4">Escribiendo en updat.txt: {"fecha":20170325202028,"lat":9.985130,"lon":-83.997589,"vel":2.28,"alt":1485.40,"Head":64.20,"RSSI":27}</text:p>
      <text:p text:style-name="P4">Nueva posicion en cursor</text:p>
      <text:p text:style-name="P4">Fin del archivo. Borrando log...</text:p>
      <text:p text:style-name="P1"/>
      <text:p text:style-name="P5">Calculando Ubicacion...</text:p>
      <text:p text:style-name="P5">--Analizando Umbrales--</text:p>
      <text:p text:style-name="P5">Tiempo transcurrido: 308</text:p>
      <text:p text:style-name="P5">Distancia recorrida: Latitud: 0.00 Longitud: 0.00</text:p>
      <text:p text:style-name="P6">Error SD</text:p>
      <text:p text:style-name="P5">276 ms. NS: GPRS</text:p>
      <text:p text:style-name="P5">Service available: 27</text:p>
      <text:p text:style-name="P5">Size: 0</text:p>
      <text:p text:style-name="P5">pos_a: 0</text:p>
      <text:p text:style-name="P5">,"RSSI":27}</text:p>
      <text:p text:style-name="P5">277 ms. NS: GPRS</text:p>
      <text:p text:style-name="P5">400</text:p>
      <text:p text:style-name="P5">Error de conexion: ,"RSSI":27}</text:p>
      <text:p text:style-name="P5">Escribiendo en nonupdat.txt: ,"RSSI":27} <text:s text:c="2"/>Errror code: 400</text:p>
      <text:p text:style-name="P5">Error en la subida de datos</text:p>
      <text:p text:style-name="P1"/>
      <text:p text:style-name="P1"/>
      <text:p text:style-name="P13">Calculando Ubicacion...</text:p>
      <text:p text:style-name="P5">--Analizando Umbrales--</text:p>
      <text:p text:style-name="P5">Tiempo transcurrido: 64</text:p>
      <text:p text:style-name="P5">Distancia recorrida: Latitud: 0.00 Longitud: 0.00</text:p>
      <text:p text:style-name="P5">276 ms. NS: GPRS</text:p>
      <text:p text:style-name="P5">Service available: 27</text:p>
      <text:p text:style-name="P5">Size: 0</text:p>
      <text:p text:style-name="P5">pos_a: 0</text:p>
      <text:p text:style-name="P5">,"RSSI":27}</text:p>
      <text:p text:style-name="P5">276 ms. NS: GPRS</text:p>
      <text:p text:style-name="P5">400</text:p>
      <text:p text:style-name="P5">Error de conexion: ,"RSSI":27}</text:p>
      <text:p text:style-name="P5">Escribiendo en nonupdat.txt: ,"RSSI":27} <text:s text:c="2"/>Errror code: 400</text:p>
      <text:p text:style-name="P5">Error en la subida de datos</text:p>
      <text:p text:style-name="P1"/>
      <text:p text:style-name="P4">Calculando Ubicacion...</text:p>
      <text:p text:style-name="P4">--Analizando Umbrales--</text:p>
      <text:p text:style-name="P4">Tiempo transcurrido: 303</text:p>
      <text:p text:style-name="P4">Distancia recorrida: Latitud: 0.00 Longitud: 0.00</text:p>
      <text:p text:style-name="P4">Escribiendo en log.txt: {"fecha":20170325203042,"lat":9.985050,"lon":-83.997658,"vel":0.54,"alt":1486.00,"Head":355.00</text:p>
      <text:p text:style-name="P4">282 ms. NS: GPRS</text:p>
      <text:p text:style-name="P4">Service available: 27</text:p>
      <text:p text:style-name="P4">Size: 96</text:p>
      <text:p text:style-name="P4">pos_a: 0</text:p>
      <text:p text:style-name="P4">{"fecha":20170325203042,"lat":9.985050,"lon":-83.997658,"vel":0.54,"alt":1486.00,"Head":355.00,"RSSI":27}</text:p>
      <text:p text:style-name="P4">277 ms. NS: GPRS</text:p>
      <text:p text:style-name="P4">200</text:p>
      <text:p text:style-name="P4">POST: {"fecha":20170325203042,"lat":9.985050,"lon":-83.997658,"vel":0.54,"alt":1486.00,"Head":355.00,"RSSI":27}</text:p>
      <text:p text:style-name="P4">Escribiendo en updat.txt: {"fecha":20170325203042,"lat":9.985050,"lon":-83.997658,"vel":0.54,"alt":1486.00,"Head":355.00,"RSSI":27}</text:p>
      <text:p text:style-name="P4">Nueva posicion en cursor</text:p>
      <text:p text:style-name="P4">Fin del archivo. Borrando log...</text:p>
      <text:p text:style-name="P7">276 ms. NS: GPRS</text:p>
      <text:p text:style-name="P7">Service available: 27</text:p>
      <text:p text:style-name="P7">Log.txt not found</text:p>
      <text:p text:style-name="P1"/>
      <text:p text:style-name="P1"/>
      <text:p text:style-name="P1"/>
      <text:p text:style-name="P4"><text:soft-page-break/>Calculando Ubicacion...</text:p>
      <text:p text:style-name="P4">--Analizando Umbrales--</text:p>
      <text:p text:style-name="P4">Tiempo transcurrido: 310</text:p>
      <text:p text:style-name="P4">Distancia recorrida: Latitud: 0.00 Longitud: 0.00</text:p>
      <text:p text:style-name="P4">Escribiendo en log.txt: {"fecha":20170325203554,"lat":9.985192,"lon":-83.997589,"vel":0.91,"alt":1481.50,"Head":329.80</text:p>
      <text:p text:style-name="P4">276 ms. NS: GPRS</text:p>
      <text:p text:style-name="P4">Service available: 27</text:p>
      <text:p text:style-name="P4">Size: 96</text:p>
      <text:p text:style-name="P4">pos_a: 0</text:p>
      <text:p text:style-name="P4">{"fecha":20170325203554,"lat":9.985192,"lon":-83.997589,"vel":0.91,"alt":1481.50,"Head":329.80,"RSSI":27}</text:p>
      <text:p text:style-name="P4">277 ms. NS: GPRS</text:p>
      <text:p text:style-name="P4">200</text:p>
      <text:p text:style-name="P4">POST: {"fecha":20170325203554,"lat":9.985192,"lon":-83.997589,"vel":0.91,"alt":1481.50,"Head":329.80,"RSSI":27}</text:p>
      <text:p text:style-name="P4">Escribiendo en updat.txt: {"fecha":20170325203554,"lat":9.985192,"lon":-83.997589,"vel":0.91,"alt":1481.50,"Head":329.80,"RSSI":27}</text:p>
      <text:p text:style-name="P4">Nueva posicion en cursor</text:p>
      <text:p text:style-name="P4">Fin del archivo. Borrando log...</text:p>
      <text:p text:style-name="P1"/>
      <text:p text:style-name="P4">Calculando Ubicacion...</text:p>
      <text:p text:style-name="P4">--Analizando Umbrales--</text:p>
      <text:p text:style-name="P4">Tiempo transcurrido: 309</text:p>
      <text:p text:style-name="P4">Distancia recorrida: Latitud: 0.00 Longitud: 0.00</text:p>
      <text:p text:style-name="P4">Escribiendo en log.txt: {"fecha":20170325204104,"lat":9.985282,"lon":-83.997528,"vel":0.61,"alt":1475.30,"Head":244.20</text:p>
      <text:p text:style-name="P4">276 ms. NS: GPRS</text:p>
      <text:p text:style-name="P4">Service available: 27</text:p>
      <text:p text:style-name="P5">Size: 2</text:p>
      <text:p text:style-name="P5">pos_a: 0</text:p>
      <text:p text:style-name="P5">{","RSSI":27}</text:p>
      <text:p text:style-name="P5">277 ms. NS: GPRS</text:p>
      <text:p text:style-name="P5">400</text:p>
      <text:p text:style-name="P5">Error de conexion: {","RSSI":27}</text:p>
      <text:p text:style-name="P5">Escribiendo en nonupdat.txt: {","RSSI":27} <text:s text:c="2"/>Errror code: 400</text:p>
      <text:p text:style-name="P5">Error en la subida de datos</text:p>
      <text:p text:style-name="P1"/>
      <text:p text:style-name="P1"/>
      <text:p text:style-name="P13">Calculando Ubicacion...</text:p>
      <text:p text:style-name="P5">--Analizando Umbrales--</text:p>
      <text:p text:style-name="P5">Tiempo transcurrido: 99</text:p>
      <text:p text:style-name="P5">Distancia recorrida: Latitud: 0.00 Longitud: 0.00</text:p>
      <text:p text:style-name="P5">277 ms. NS: GPRS</text:p>
      <text:p text:style-name="P5">Service available: 27</text:p>
      <text:p text:style-name="P5">Size: 2</text:p>
      <text:p text:style-name="P5">pos_a: 0</text:p>
      <text:p text:style-name="P5">{","RSSI":27}</text:p>
      <text:p text:style-name="P5">277 ms. NS: GPRS</text:p>
      <text:p text:style-name="P5">400</text:p>
      <text:p text:style-name="P5">Error de conexion: {","RSSI":27}</text:p>
      <text:p text:style-name="P5">Escribiendo en nonupdat.txt: {","RSSI":27} <text:s text:c="2"/>Errror code: 400</text:p>
      <text:p text:style-name="P5">Error en la subida de datos</text:p>
      <text:p text:style-name="P1"/>
      <text:p text:style-name="P8">Calculando Ubicacion...</text:p>
      <text:p text:style-name="P8">--Analizando Umbrales--</text:p>
      <text:p text:style-name="P8">Tiempo transcurrido: 303</text:p>
      <text:p text:style-name="P8">Distancia recorrida: Latitud: 0.00 Longitud: 0.00</text:p>
      <text:p text:style-name="P8">Escribiendo en log.txt: {"fecha":20170325204609,"lat":9.985192,"lon":-83.997673,"vel":0.81,"alt":1476.40,"Head":52.00</text:p>
      <text:p text:style-name="P8">277 ms. NS: GPRS</text:p>
      <text:p text:style-name="P8">Service available: 27</text:p>
      <text:p text:style-name="P8">Size: 97</text:p>
      <text:p text:style-name="P8">pos_a: 0</text:p>
      <text:p text:style-name="P8">{"{"fecha":20170325204609,"lat":9.985192,"lon":-83.997673,"vel":0.81,"alt":1476.40,"Head":52.00,"RSSI":27}</text:p>
      <text:p text:style-name="P8">276 ms. NS: GPRS</text:p>
      <text:p text:style-name="P8">400</text:p>
      <text:p text:style-name="P8">Error de conexion: {"{"fecha":20170325204609,"lat":9.985192,"lon":-83.997673,"vel":0.81,"alt":1476.40,"Head":52.00,"RSSI":27}</text:p>
      <text:p text:style-name="P8">Escribiendo en nonupdat.txt: {"{"fecha":20170325204609,"lat":9.985192,"lon":-83.997673,"vel":0.81,"alt":1476.40,"Head":52.00,"RSSI":27} <text:s text:c="2"/>Errror code: 400</text:p>
      <text:p text:style-name="P8">Error en la subida de datos</text:p>
      <text:p text:style-name="P8"/>
      <text:p text:style-name="P8"/>
      <text:p text:style-name="P14">Calculando Ubicacion...</text:p>
      <text:p text:style-name="P8">--Analizando Umbrales--</text:p>
      <text:p text:style-name="P8">Tiempo transcurrido: 40</text:p>
      <text:p text:style-name="P8">Distancia recorrida: Latitud: 0.00 Longitud: 0.00</text:p>
      <text:p text:style-name="P8">277 ms. NS: GPRS</text:p>
      <text:p text:style-name="P8">Service available: 27</text:p>
      <text:p text:style-name="P8">Size: 97</text:p>
      <text:p text:style-name="P8">pos_a: 0</text:p>
      <text:p text:style-name="P8">{"{"fecha":20170325204609,"lat":9.985192,"lon":-83.997673,"vel":0.81,"alt":1476.40,"Head":52.00,"RSSI":27}</text:p>
      <text:p text:style-name="P8">276 ms. NS: GPRS</text:p>
      <text:p text:style-name="P8">400</text:p>
      <text:p text:style-name="P8">Error de conexion: {"{"fecha":20170325204609,"lat":9.985192,"lon":-83.997673,"vel":0.81,"alt":1476.40,"Head":52.00,"RSSI":27}</text:p>
      <text:p text:style-name="P8">Escribiendo en nonupdat.txt: {"{"fecha":20170325204609,"lat":9.985192,"lon":-83.997673,"vel":0.81,"alt":1476.40,"Head":52.00,"RSSI":27} <text:s text:c="2"/>Errror code: 400</text:p>
      <text:p text:style-name="P8">Error en la subida de datos</text:p>
      <text:p text:style-name="P1"/>
      <text:p text:style-name="P9">Calculando Ubicacion...</text:p>
      <text:p text:style-name="P9">--Analizando Umbrales--</text:p>
      <text:p text:style-name="P9">Tiempo transcurrido: 278</text:p>
      <text:p text:style-name="P9">Distancia recorrida: Latitud: 0.00 Longitud: 0.00</text:p>
      <text:p text:style-name="P9">277 ms. NS: GPRS</text:p>
      <text:p text:style-name="P9">Service available: 27</text:p>
      <text:p text:style-name="P9">Size: 97</text:p>
      <text:p text:style-name="P9">pos_a: 0</text:p>
      <text:p text:style-name="P9">{"{"fecha":20170325204609,"lat":9.985192,"lon":-83.997673,"vel":0.81,"alt":1476.40,"Head":52.00,"RSSI":27}</text:p>
      <text:p text:style-name="P9">277 ms. NS: GPRS</text:p>
      <text:p text:style-name="P9">400</text:p>
      <text:p text:style-name="P9">Error de conexion: {"{"fecha":20170325204609,"lat":9.985192,"lon":-83.997673,"vel":0.81,"alt":1476.40,"Head":52.00,"RSSI":27}</text:p>
      <text:p text:style-name="P9">Escribiendo en nonupdat.txt: {"{"fecha":20170325204609,"lat":9.985192,"lon":-83.997673,"vel":0.81,"alt":1476.40,"Head":52.00,"RSSI":27} <text:s text:c="2"/>Errror code: 400</text:p>
      <text:p text:style-name="P9">Error en la subida de datos</text:p>
      <text:p text:style-name="P1"/>
      <text:p text:style-name="P1"><text:line-break/></text:p>
      <text:p text:style-name="P15">Calculando Ubicacion...</text:p>
      <text:p text:style-name="P9">--Analizando Umbrales--</text:p>
      <text:p text:style-name="P9">Tiempo transcurrido: 308</text:p>
      <text:p text:style-name="P9">Distancia recorrida: Latitud: 0.00 Longitud: 0.00</text:p>
      <text:p text:style-name="P9">Escribiendo en log.txt: {"fecha":20170325205118,"lat":9.985133,"lon":-83.997734,"vel":0.31,"alt":1477.80,"Head":235.40</text:p>
      <text:p text:style-name="P9">277 ms. NS: GPRS</text:p>
      <text:p text:style-name="P9">Service available: 27</text:p>
      <text:p text:style-name="P9">Size: 193</text:p>
      <text:p text:style-name="P9">pos_a: 0</text:p>
      <text:p text:style-name="P9">{"{"fecha":20170325204609,"lat":9.985192,"lon":-83.997673,"vel":0.81,"alt":1476.40,"Head":52.00,"RSSI":27}</text:p>
      <text:p text:style-name="P9">277 ms. NS: GPRS</text:p>
      <text:p text:style-name="P9">400</text:p>
      <text:p text:style-name="P9">Error de conexion: {"{"fecha":20170325204609,"lat":9.985192,"lon":-83.997673,"vel":0.81,"alt":1476.40,"Head":52.00,"RSSI":27}</text:p>
      <text:p text:style-name="P9">Escribiendo en nonupdat.txt: {"{"fecha":20170325204609,"lat":9.985192,"lon":-83.997673,"vel":0.81,"alt":1476.40,"Head":52.00,"RSSI":27} <text:s text:c="2"/>Errror code: 400</text:p>
      <text:p text:style-name="P9">Error en la subida de datos</text:p>
      <text:p text:style-name="P1"/>
      <text:p text:style-name="P1"/>
      <text:p text:style-name="P15">Calculando Ubicacion...</text:p>
      <text:p text:style-name="P9">--Analizando Umbrales--</text:p>
      <text:p text:style-name="P9">Tiempo transcurrido: 213</text:p>
      <text:p text:style-name="P9">Distancia recorrida: Latitud: 0.00 Longitud: 0.00</text:p>
      <text:p text:style-name="P9">276 ms. NS: GPRS</text:p>
      <text:p text:style-name="P9">Service available: 27</text:p>
      <text:p text:style-name="P9">Size: 193</text:p>
      <text:p text:style-name="P9">pos_a: 0</text:p>
      <text:p text:style-name="P9">{"{"fecha":20170325204609,"lat":9.985192,"lon":-83.997673,"vel":0.81,"alt":1476.40,"Head":52.00,"RSSI":27}</text:p>
      <text:p text:style-name="P9">277 ms. NS: GPRS</text:p>
      <text:p text:style-name="P9">400</text:p>
      <text:p text:style-name="P9">Error de conexion: {"{"fecha":20170325204609,"lat":9.985192,"lon":-83.997673,"vel":0.81,"alt":1476.40,"Head":52.00,"RSSI":27}</text:p>
      <text:p text:style-name="P9">Escribiendo en nonupdat.txt: {"{"fecha":20170325204609,"lat":9.985192,"lon":-83.997673,"vel":0.81,"alt":1476.40,"Head":52.00,"RSSI":27} <text:s text:c="2"/>Errror code: 400</text:p>
      <text:p text:style-name="P9">Error en la subida de datos</text:p>
      <text:p text:style-name="P1"/>
      <text:p text:style-name="P9">Calculando Ubicacion...</text:p>
      <text:p text:style-name="P9">--Analizando Umbrales--</text:p>
      <text:p text:style-name="P9">Tiempo transcurrido: 301</text:p>
      <text:p text:style-name="P9">Distancia recorrida: Latitud: 0.00 Longitud: 0.00</text:p>
      <text:p text:style-name="P9">Escribiendo en log.txt: {"fecha":20170325205620,"lat":9.985100,"lon":-83.997726,"vel":0.20,"alt":1475.40,"Head":319.60</text:p>
      <text:p text:style-name="P9">276 ms. NS: GPRS</text:p>
      <text:p text:style-name="P9">Service available: 27</text:p>
      <text:p text:style-name="P9">Size: 289</text:p>
      <text:p text:style-name="P9">pos_a: 0</text:p>
      <text:p text:style-name="P9">{"{"fecha":20170325204609,"lat":9.985192,"lon":-83.997673,"vel":0.81,"alt":1476.40,"Head":52.00,"RSSI":27}</text:p>
      <text:p text:style-name="P9">276 ms. NS: GPRS</text:p>
      <text:p text:style-name="P9">400</text:p>
      <text:p text:style-name="P9">Error de conexion: {"{"fecha":20170325204609,"lat":9.985192,"lon":-83.997673,"vel":0.81,"alt":1476.40,"Head":52.00,"RSSI":27}</text:p>
      <text:p text:style-name="P9">Escribiendo en nonupdat.txt: {"{"fecha":20170325204609,"lat":9.985192,"lon":-83.997673,"vel":0.81,"alt":1476.40,"Head":52.00,"RSSI":27} <text:s text:c="2"/>Errror code: 400</text:p>
      <text:p text:style-name="P9">Error en la subida de datos</text:p>
      <text:p text:style-name="P1"/>
      <text:p text:style-name="P1"/>
      <text:p text:style-name="P15">Calculando Ubicacion...</text:p>
      <text:p text:style-name="P9">--Analizando Umbrales--</text:p>
      <text:p text:style-name="P9">Tiempo transcurrido: 156</text:p>
      <text:p text:style-name="P9">Distancia recorrida: Latitud: 0.00 Longitud: 0.00</text:p>
      <text:p text:style-name="P9">277 ms. NS: GPRS</text:p>
      <text:p text:style-name="P9">Service available: 27</text:p>
      <text:p text:style-name="P9">Size: 289</text:p>
      <text:p text:style-name="P9">pos_a: 0</text:p>
      <text:p text:style-name="P9">{"{"fecha":20170325204609,"lat":9.985192,"lon":-83.997673,"vel":0.81,"alt":1476.40,"Head":52.00,"RSSI":27}</text:p>
      <text:p text:style-name="P9">277 ms. NS: GPRS</text:p>
      <text:p text:style-name="P9">400</text:p>
      <text:p text:style-name="P9">Error de conexion: {"{"fecha":20170325204609,"lat":9.985192,"lon":-83.997673,"vel":0.81,"alt":1476.40,"Head":52.00,"RSSI":27}</text:p>
      <text:p text:style-name="P9">Escribiendo en nonupdat.txt: {"{"fecha":20170325204609,"lat":9.985192,"lon":-83.997673,"vel":0.81,"alt":1476.40,"Head":52.00,"RSSI":27} <text:s text:c="2"/>Errror code: 400</text:p>
      <text:p text:style-name="P9">Error en la subida de datos</text:p>
      <text:p text:style-name="P1"/>
      <text:p text:style-name="P1"/>
      <text:p text:style-name="P15">Calculando Ubicacion...</text:p>
      <text:p text:style-name="P9">--Analizando Umbrales--</text:p>
      <text:p text:style-name="P9">Tiempo transcurrido: 302</text:p>
      <text:p text:style-name="P9">Distancia recorrida: Latitud: 0.00 Longitud: 0.00</text:p>
      <text:p text:style-name="P9">Escribiendo en log.txt: {"fecha":20170325210124,"lat":9.985098,"lon":-83.997711,"vel":0.56,"alt":1470.70,"Head":354.00</text:p>
      <text:p text:style-name="P9">277 ms. NS: GPRS</text:p>
      <text:p text:style-name="P9">Service available: 27</text:p>
      <text:p text:style-name="P9">Size: 385</text:p>
      <text:p text:style-name="P9">pos_a: 0</text:p>
      <text:p text:style-name="P9">{"{"fecha":20170325204609,"lat":9.985192,"lon":-83.997673,"vel":0.81,"alt":1476.40,"Head":52.00,"RSSI":27}</text:p>
      <text:p text:style-name="P9">276 ms. NS: GPRS</text:p>
      <text:p text:style-name="P9">400</text:p>
      <text:p text:style-name="P9">Error de conexion: {"{"fecha":20170325204609,"lat":9.985192,"lon":-83.997673,"vel":0.81,"alt":1476.40,"Head":52.00,"RSSI":27}</text:p>
      <text:p text:style-name="P9">Escribiendo en nonupdat.txt: {"{"fecha":20170325204609,"lat":9.985192,"lon":-83.997673,"vel":0.81,"alt":1476.40,"Head":52.00,"RSSI":27} <text:s text:c="2"/>Errror code: 400</text:p>
      <text:p text:style-name="P9">Error en la subida de datos</text:p>
      <text:p text:style-name="P1"/>
      <text:p text:style-name="P9">Calculando Ubicacion...</text:p>
      <text:p text:style-name="P9">--Analizando Umbrales--</text:p>
      <text:p text:style-name="P9">Tiempo transcurrido: 98</text:p>
      <text:p text:style-name="P9">Distancia recorrida: Latitud: 0.00 Longitud: 0.00</text:p>
      <text:p text:style-name="P9">277 ms. NS: GPRS</text:p>
      <text:p text:style-name="P9">Service available: 27</text:p>
      <text:p text:style-name="P9">Size: 385</text:p>
      <text:p text:style-name="P9">pos_a: 0</text:p>
      <text:p text:style-name="P9">{"{"fecha":20170325204609,"lat":9.985192,"lon":-83.997673,"vel":0.81,"alt":1476.40,"Head":52.00,"RSSI":27}</text:p>
      <text:p text:style-name="P9">277 ms. NS: GPRS</text:p>
      <text:p text:style-name="P9">400</text:p>
      <text:p text:style-name="P9">Error de conexion: {"{"fecha":20170325204609,"lat":9.985192,"lon":-83.997673,"vel":0.81,"alt":1476.40,"Head":52.00,"RSSI":27}</text:p>
      <text:p text:style-name="P9">Escribiendo en nonupdat.txt: {"{"fecha":20170325204609,"lat":9.985192,"lon":-83.997673,"vel":0.81,"alt":1476.40,"Head":52.00,"RSSI":27} <text:s text:c="2"/>Errror code: 400</text:p>
      <text:p text:style-name="P9">Error en la subida de datos</text:p>
      <text:p text:style-name="P1"/>
      <text:p text:style-name="P1"/>
      <text:p text:style-name="P15">Calculando Ubicacion...</text:p>
      <text:p text:style-name="P9">--Analizando Umbrales--</text:p>
      <text:p text:style-name="P9">Tiempo transcurrido: 301</text:p>
      <text:p text:style-name="P9">Distancia recorrida: Latitud: 0.00 Longitud: 0.00</text:p>
      <text:p text:style-name="P9">Escribiendo en log.txt: {"fecha":20170325210626,"lat":9.985168,"lon":-83.997681,"vel":1.00,"alt":1464.20,"Head":244.80</text:p>
      <text:p text:style-name="P9">277 ms. NS: GPRS</text:p>
      <text:p text:style-name="P9">Service available: 27</text:p>
      <text:p text:style-name="P9">Size: 481</text:p>
      <text:p text:style-name="P9">pos_a: 0</text:p>
      <text:p text:style-name="P9">{"{"fecha":20170325204609,"lat":9.985192,"lon":-83.997673,"vel":0.81,"alt":1476.40,"Head":52.00,"RSSI":27}</text:p>
      <text:p text:style-name="P9">277 ms. NS: GPRS</text:p>
      <text:p text:style-name="P9">400</text:p>
      <text:p text:style-name="P9">Error de conexion: {"{"fecha":20170325204609,"lat":9.985192,"lon":-83.997673,"vel":0.81,"alt":1476.40,"Head":52.00,"RSSI":27}</text:p>
      <text:p text:style-name="P9">Escribiendo en nonupdat.txt: {"{"fecha":20170325204609,"lat":9.985192,"lon":-83.997673,"vel":0.81,"alt":1476.40,"Head":52.00,"RSSI":27} <text:s text:c="2"/>Errror code: 400</text:p>
      <text:p text:style-name="P9">Error en la subida de datos</text:p>
      <text:p text:style-name="P9"/>
      <text:p text:style-name="P9">Calculando Ubicacion...</text:p>
      <text:p text:style-name="P9">--Analizando Umbrales--</text:p>
      <text:p text:style-name="P9">Tiempo transcurrido: 40</text:p>
      <text:p text:style-name="P9">Distancia recorrida: Latitud: 0.00 Longitud: 0.00</text:p>
      <text:p text:style-name="P9">277 ms. NS: GPRS</text:p>
      <text:p text:style-name="P9">Service available: 27</text:p>
      <text:p text:style-name="P9">Size: 481</text:p>
      <text:p text:style-name="P9">pos_a: 0</text:p>
      <text:p text:style-name="P9">{"{"fecha":20170325204609,"lat":9.985192,"lon":-83.997673,"vel":0.81,"alt":1476.40,"Head":52.00,"RSSI":27}</text:p>
      <text:p text:style-name="P9">276 ms. NS: GPRS</text:p>
      <text:p text:style-name="P9">400</text:p>
      <text:p text:style-name="P9">Error de conexion: {"{"fecha":20170325204609,"lat":9.985192,"lon":-83.997673,"vel":0.81,"alt":1476.40,"Head":52.00,"RSSI":27}</text:p>
      <text:p text:style-name="P9">Escribiendo en nonupdat.txt: {"{"fecha":20170325204609,"lat":9.985192,"lon":-83.997673,"vel":0.81,"alt":1476.40,"Head":52.00,"RSSI":27} <text:s text:c="2"/>Errror code: 400</text:p>
      <text:p text:style-name="P9">Error en la subida de datos</text:p>
      <text:p text:style-name="P9"/>
      <text:p text:style-name="P9">Calculando Ubicacion...</text:p>
      <text:p text:style-name="P9">--Analizando Umbrales--</text:p>
      <text:p text:style-name="P9">Tiempo transcurrido: 277</text:p>
      <text:p text:style-name="P9">Distancia recorrida: Latitud: 0.00 Longitud: 0.00</text:p>
      <text:p text:style-name="P9">276 ms. NS: GPRS</text:p>
      <text:p text:style-name="P9"><text:soft-page-break/>Service available: 27</text:p>
      <text:p text:style-name="P9">Size: 481</text:p>
      <text:p text:style-name="P9">pos_a: 0</text:p>
      <text:p text:style-name="P9">{"{"fecha":20170325204609,"lat":9.985192,"lon":-83.997673,"vel":0.81,"alt":1476.40,"Head":52.00,"RSSI":27}</text:p>
      <text:p text:style-name="P9">277 ms. NS: GPRS</text:p>
      <text:p text:style-name="P9">27537</text:p>
      <text:p text:style-name="P9">Error de conexion: {"{"fecha":20170325204609,"lat":9.985192,"lon":-83.997673,"vel":0.81,"alt":1476.40,"Head":52.00,"RSSI":27}</text:p>
      <text:p text:style-name="P9">Escribiendo en nonupdat.txt: {"{"fecha":20170325204609,"lat":9.985192,"lon":-83.997673,"vel":0.81,"alt":1476.40,"Head":52.00,"RSSI":27} <text:s text:c="2"/>Errror code: 27537</text:p>
      <text:p text:style-name="P9">Error en la subida de datos</text:p>
      <text:p text:style-name="P9"/>
      <text:p text:style-name="P9">Calculando Ubicacion...</text:p>
      <text:p text:style-name="P9">--Analizando Umbrales--</text:p>
      <text:p text:style-name="P9">Tiempo transcurrido: 303</text:p>
      <text:p text:style-name="P9">Distancia recorrida: Latitud: 0.00 Longitud: 0.00</text:p>
      <text:p text:style-name="P9">Escribiendo en log.txt: {"fecha":20170325211131,"lat":9.985178,"lon":-83.997704,"vel":0.26,"alt":1461.00,"Head":298.20</text:p>
      <text:p text:style-name="P9">277 ms. NS: GPRS</text:p>
      <text:p text:style-name="P9">Service available: 27</text:p>
      <text:p text:style-name="P9">Size: 577</text:p>
      <text:p text:style-name="P9">pos_a: 0</text:p>
      <text:p text:style-name="P9">{"{"fecha":20170325204609,"lat":9.985192,"lon":-83.997673,"vel":0.81,"alt":1476.40,"Head":52.00,"RSSI":27}</text:p>
      <text:p text:style-name="P9">277 ms. NS: GPRS</text:p>
      <text:p text:style-name="P9">400</text:p>
      <text:p text:style-name="P9">Error de conexion: {"{"fecha":20170325204609,"lat":9.985192,"lon":-83.997673,"vel":0.81,"alt":1476.40,"Head":52.00,"RSSI":27}</text:p>
      <text:p text:style-name="P9">Escribiendo en nonupdat.txt: {"{"fecha":20170325204609,"lat":9.985192,"lon":-83.997673,"vel":0.81,"alt":1476.40,"Head":52.00,"RSSI":27} <text:s text:c="2"/>Errror code: 400</text:p>
      <text:p text:style-name="P9">Error en la subida de datos</text:p>
      <text:p text:style-name="P9"/>
      <text:p text:style-name="P9"/>
      <text:p text:style-name="P15">Calculando Ubicacion...</text:p>
      <text:p text:style-name="P9">--Analizando Umbrales--</text:p>
      <text:p text:style-name="P9">Tiempo transcurrido: 226</text:p>
      <text:p text:style-name="P9">Distancia recorrida: Latitud: 0.00 Longitud: 0.00</text:p>
      <text:p text:style-name="P9">277 ms. NS: GPRS</text:p>
      <text:p text:style-name="P9">Service available: 27</text:p>
      <text:p text:style-name="P9">Size: 577</text:p>
      <text:p text:style-name="P9">pos_a: 0</text:p>
      <text:p text:style-name="P9">{"{"fecha":20170325204609,"lat":9.985192,"lon":-83.997673,"vel":0.81,"alt":1476.40,"Head":52.00,"RSSI":27}</text:p>
      <text:p text:style-name="P9">277 ms. NS: GPRS</text:p>
      <text:p text:style-name="P9">400</text:p>
      <text:p text:style-name="P9">Error de conexion: {"{"fecha":20170325204609,"lat":9.985192,"lon":-83.997673,"vel":0.81,"alt":1476.40,"Head":52.00,"RSSI":27}</text:p>
      <text:p text:style-name="P9">Escribiendo en nonupdat.txt: {"{"fecha":20170325204609,"lat":9.985192,"lon":-83.997673,"vel":0.81,"alt":1476.40,"Head":52.00,"RSSI":27} <text:s text:c="2"/>Errror code: 400</text:p>
      <text:p text:style-name="P9">Error en la subida de datos</text:p>
      <text:p text:style-name="P9"/>
      <text:p text:style-name="P9">Calculando Ubicacion...</text:p>
      <text:p text:style-name="P9">--Analizando Umbrales--</text:p>
      <text:p text:style-name="P9">Tiempo transcurrido: 303</text:p>
      <text:p text:style-name="P9">Distancia recorrida: Latitud: 0.00 Longitud: 0.00</text:p>
      <text:p text:style-name="P9">Escribiendo en log.txt: {"fecha":20170325211635,"lat":9.985173,"lon":-83.997673,"vel":0.78,"alt":1465.40,"Head":339.20</text:p>
      <text:p text:style-name="P9">277 ms. NS: GPRS</text:p>
      <text:p text:style-name="P9">Service available: 27</text:p>
      <text:p text:style-name="P9">Size: 673</text:p>
      <text:p text:style-name="P9">pos_a: 0</text:p>
      <text:p text:style-name="P9">{"{"fecha":20170325204609,"lat":9.985192,"lon":-83.997673,"vel":0.81,"alt":1476.40,"Head":52.00,"RSSI":27}</text:p>
      <text:p text:style-name="P9">277 ms. NS: GPRS</text:p>
      <text:p text:style-name="P9">400</text:p>
      <text:p text:style-name="P9">Error de conexion: {"{"fecha":20170325204609,"lat":9.985192,"lon":-83.997673,"vel":0.81,"alt":1476.40,"Head":52.00,"RSSI":27}</text:p>
      <text:p text:style-name="P9">Escribiendo en nonupdat.txt: {"{"fecha":20170325204609,"lat":9.985192,"lon":-83.997673,"vel":0.81,"alt":1476.40,"Head":52.00,"RSSI":27} <text:s text:c="2"/>Errror code: 400</text:p>
      <text:p text:style-name="P9">Error en la subida de datos</text:p>
      <text:p text:style-name="P9"/>
      <text:p text:style-name="P9"/>
      <text:p text:style-name="P15">Calculando Ubicacion...</text:p>
      <text:p text:style-name="P9">--Analizando Umbrales--</text:p>
      <text:p text:style-name="P9">Tiempo transcurrido: 169</text:p>
      <text:p text:style-name="P9">Distancia recorrida: Latitud: 0.00 Longitud: 0.00</text:p>
      <text:p text:style-name="P9">277 ms. NS: GPRS</text:p>
      <text:p text:style-name="P9">Service available: 27</text:p>
      <text:p text:style-name="P9">Size: 673</text:p>
      <text:p text:style-name="P9">pos_a: 0</text:p>
      <text:p text:style-name="P9">{"{"fecha":20170325204609,"lat":9.985192,"lon":-83.997673,"vel":0.81,"alt":1476.40,"Head":52.00,"RSSI":27}</text:p>
      <text:p text:style-name="P9">277 ms. NS: GPRS</text:p>
      <text:p text:style-name="P9">400</text:p>
      <text:p text:style-name="P9">Error de conexion: {"{"fecha":20170325204609,"lat":9.985192,"lon":-83.997673,"vel":0.81,"alt":1476.40,"Head":52.00,"RSSI":27}</text:p>
      <text:p text:style-name="P9">Escribiendo en nonupdat.txt: {"{"fecha":20170325204609,"lat":9.985192,"lon":-83.997673,"vel":0.81,"alt":1476.40,"Head":52.00,"RSSI":27} <text:s text:c="2"/>Errror code: 400</text:p>
      <text:p text:style-name="P9">Error en la subida de datos</text:p>
      <text:p text:style-name="P9"/>
      <text:p text:style-name="P9">Calculando Ubicacion...</text:p>
      <text:p text:style-name="P9">--Analizando Umbrales--</text:p>
      <text:p text:style-name="P9">Tiempo transcurrido: 302</text:p>
      <text:p text:style-name="P9">Distancia recorrida: Latitud: 0.00 Longitud: 0.00</text:p>
      <text:p text:style-name="P9">Escribiendo en log.txt: {"fecha":20170325212139,"lat":9.985140,"lon":-83.997696,"vel":0.67,"alt":1461.70,"Head":118.00</text:p>
      <text:p text:style-name="P9">276 ms. NS: GPRS</text:p>
      <text:p text:style-name="P9">Service available: 27</text:p>
      <text:p text:style-name="P9">Size: 769</text:p>
      <text:p text:style-name="P9">pos_a: 0</text:p>
      <text:p text:style-name="P9">{"{"fecha":20170325204609,"lat":9.985192,"lon":-83.997673,"vel":0.81,"alt":1476.40,"Head":52.00,"RSSI":27}</text:p>
      <text:p text:style-name="P9">277 ms. NS: GPRS</text:p>
      <text:p text:style-name="P9">400</text:p>
      <text:p text:style-name="P9">Error de conexion: {"{"fecha":20170325204609,"lat":9.985192,"lon":-83.997673,"vel":0.81,"alt":1476.40,"Head":52.00,"RSSI":27}</text:p>
      <text:p text:style-name="P9">Escribiendo en nonupdat.txt: {"{"fecha":20170325204609,"lat":9.985192,"lon":-83.997673,"vel":0.81,"alt":1476.40,"Head":52.00,"RSSI":27} <text:s text:c="2"/>Errror code: 400</text:p>
      <text:p text:style-name="P9">Error en la subida de datos</text:p>
      <text:p text:style-name="P9"/>
      <text:p text:style-name="P9"/>
      <text:p text:style-name="P15">Calculando Ubicacion...</text:p>
      <text:p text:style-name="P9">--Analizando Umbrales--</text:p>
      <text:p text:style-name="P9">Tiempo transcurrido: 110</text:p>
      <text:p text:style-name="P9">Distancia recorrida: Latitud: 0.00 Longitud: 0.00</text:p>
      <text:p text:style-name="P9">277 ms. NS: GPRS</text:p>
      <text:p text:style-name="P9">Service available: 27</text:p>
      <text:p text:style-name="P9">Size: 769</text:p>
      <text:p text:style-name="P9">pos_a: 0</text:p>
      <text:p text:style-name="P9">{"{"fecha":20170325204609,"lat":9.985192,"lon":-83.997673,"vel":0.81,"alt":1476.40,"Head":52.00,"RSSI":27}</text:p>
      <text:p text:style-name="P9">276 ms. NS: GPRS</text:p>
      <text:p text:style-name="P9">400</text:p>
      <text:p text:style-name="P9">Error de conexion: {"{"fecha":20170325204609,"lat":9.985192,"lon":-83.997673,"vel":0.81,"alt":1476.40,"Head":52.00,"RSSI":27}</text:p>
      <text:p text:style-name="P9">Escribiendo en nonupdat.txt: {"{"fecha":20170325204609,"lat":9.985192,"lon":-83.997673,"vel":0.81,"alt":1476.40,"Head":52.00,"RSSI":27} <text:s text:c="2"/>Errror code: 400</text:p>
      <text:p text:style-name="P9">Error en la subida de datos</text:p>
      <text:p text:style-name="P9"/>
      <text:p text:style-name="P9">Calculando Ubicacion...</text:p>
      <text:p text:style-name="P9">--Analizando Umbrales--</text:p>
      <text:p text:style-name="P9">Tiempo transcurrido: 301</text:p>
      <text:p text:style-name="P9">Distancia recorrida: Latitud: 0.00 Longitud: 0.00</text:p>
      <text:p text:style-name="P9">Escribiendo en log.txt: {"fecha":20170325212642,"lat":9.985135,"lon":-83.997673,"vel":1.06,"alt":1464.00,"Head":216.70</text:p>
      <text:p text:style-name="P9">277 ms. NS: GPRS</text:p>
      <text:p text:style-name="P9">Service available: 27</text:p>
      <text:p text:style-name="P9">Size: 865</text:p>
      <text:p text:style-name="P9">pos_a: 0</text:p>
      <text:p text:style-name="P9">{"{"fecha":20170325204609,"lat":9.985192,"lon":-83.997673,"vel":0.81,"alt":1476.40,"Head":52.00,"RSSI":27}</text:p>
      <text:p text:style-name="P9">276 ms. NS: GPRS</text:p>
      <text:p text:style-name="P9">400</text:p>
      <text:p text:style-name="P9">Error de conexion: {"{"fecha":20170325204609,"lat":9.985192,"lon":-83.997673,"vel":0.81,"alt":1476.40,"Head":52.00,"RSSI":27}</text:p>
      <text:p text:style-name="P9">Escribiendo en nonupdat.txt: {"{"fecha":20170325204609,"lat":9.985192,"lon":-83.997673,"vel":0.81,"alt":1476.40,"Head":52.00,"RSSI":27} <text:s text:c="2"/>Errror code: 400</text:p>
      <text:p text:style-name="P9">Error en la subida de datos</text:p>
      <text:p text:style-name="P9"/>
      <text:p text:style-name="P9"/>
      <text:p text:style-name="P15">Calculando Ubicacion...</text:p>
      <text:p text:style-name="P9">--Analizando Umbrales--</text:p>
      <text:p text:style-name="P9">Tiempo transcurrido: 51</text:p>
      <text:p text:style-name="P9">Distancia recorrida: Latitud: 0.00 Longitud: 0.00</text:p>
      <text:p text:style-name="P9">277 ms. NS: GPRS</text:p>
      <text:p text:style-name="P9">Service available: 27</text:p>
      <text:p text:style-name="P9">Size: 865</text:p>
      <text:p text:style-name="P9">pos_a: 0</text:p>
      <text:p text:style-name="P9">{"{"fecha":20170325204609,"lat":9.985192,"lon":-83.997673,"vel":0.81,"alt":1476.40,"Head":52.00,"RSSI":27}</text:p>
      <text:p text:style-name="P9">276 ms. NS: GPRS</text:p>
      <text:p text:style-name="P9">400</text:p>
      <text:p text:style-name="P9">Error de conexion: {"{"fecha":20170325204609,"lat":9.985192,"lon":-83.997673,"vel":0.81,"alt":1476.40,"Head":52.00,"RSSI":27}</text:p>
      <text:p text:style-name="P9">Escribiendo en nonupdat.txt: {"{"fecha":20170325204609,"lat":9.985192,"lon":-83.997673,"vel":0.81,"alt":1476.40,"Head":52.00,"RSSI":27} <text:s text:c="2"/>Errror code: 400</text:p>
      <text:p text:style-name="P9">Error en la subida de datos</text:p>
      <text:p text:style-name="P9"/>
      <text:p text:style-name="P9">Calculando Ubicacion...</text:p>
      <text:p text:style-name="P9">--Analizando Umbrales--</text:p>
      <text:p text:style-name="P9">Tiempo transcurrido: 290</text:p>
      <text:p text:style-name="P9">Distancia recorrida: Latitud: 0.00 Longitud: 0.00</text:p>
      <text:p text:style-name="P9">277 ms. NS: GPRS</text:p>
      <text:p text:style-name="P9">Service available: 27</text:p>
      <text:p text:style-name="P9">Size: 865</text:p>
      <text:p text:style-name="P9">pos_a: 0</text:p>
      <text:p text:style-name="P9">{"{"fecha":20170325204609,"lat":9.985192,"lon":-83.997673,"vel":0.81,"alt":1476.40,"Head":52.00,"RSSI":27}</text:p>
      <text:p text:style-name="P9">277 ms. NS: GPRS</text:p>
      <text:p text:style-name="P9">400</text:p>
      <text:p text:style-name="P9">Error de conexion: {"{"fecha":20170325204609,"lat":9.985192,"lon":-83.997673,"vel":0.81,"alt":1476.40,"Head":52.00,"RSSI":27}</text:p>
      <text:p text:style-name="P9">Escribiendo en nonupdat.txt: {"{"fecha":20170325204609,"lat":9.985192,"lon":-83.997673,"vel":0.81,"alt":1476.40,"Head":52.00,"RSSI":27} <text:s text:c="2"/>Errror code: 400</text:p>
      <text:p text:style-name="P9">Error en la subida de datos</text:p>
      <text:p text:style-name="P9"/>
      <text:p text:style-name="P9"/>
      <text:p text:style-name="P15">Calculando Ubicacion...</text:p>
      <text:p text:style-name="P9">--Analizando Umbrales--</text:p>
      <text:p text:style-name="P9">Tiempo transcurrido: 307</text:p>
      <text:p text:style-name="P9">Distancia recorrida: Latitud: 0.00 Longitud: 0.00</text:p>
      <text:p text:style-name="P9">Escribiendo en log.txt: {"fecha":20170325213151,"lat":9.985120,"lon":-83.997665,"vel":3.70,"alt":1470.40,"Head":29.30</text:p>
      <text:p text:style-name="P9">277 ms. NS: GPRS</text:p>
      <text:p text:style-name="P9">Service available: 27</text:p>
      <text:p text:style-name="P9">Size: 960</text:p>
      <text:p text:style-name="P9">pos_a: 0</text:p>
      <text:p text:style-name="P9">{"{"fecha":20170325204609,"lat":9.985192,"lon":-83.997673,"vel":0.81,"alt":1476.40,"Head":52.00,"RSSI":27}</text:p>
      <text:p text:style-name="P9">277 ms. NS: GPRS</text:p>
      <text:p text:style-name="P9">400</text:p>
      <text:p text:style-name="P9">Error de conexion: {"{"fecha":20170325204609,"lat":9.985192,"lon":-83.997673,"vel":0.81,"alt":1476.40,"Head":52.00,"RSSI":27}</text:p>
      <text:p text:style-name="P9">Escribiendo en nonupdat.txt: {"{"fecha":20170325204609,"lat":9.985192,"lon":-83.997673,"vel":0.81,"alt":1476.40,"Head":52.00,"RSSI":27} <text:s text:c="2"/>Errror code: 400</text:p>
      <text:p text:style-name="P9">Error en la subida de datos</text:p>
      <text:p text:style-name="P9"/>
      <text:p text:style-name="P9">Calculando Ubicacion...</text:p>
      <text:p text:style-name="P9">--Analizando Umbrales--</text:p>
      <text:p text:style-name="P9">Tiempo transcurrido: 225</text:p>
      <text:p text:style-name="P9">Distancia recorrida: Latitud: 0.00 Longitud: 0.00</text:p>
      <text:p text:style-name="P9">277 ms. NS: GPRS</text:p>
      <text:p text:style-name="P9">Service available: 27</text:p>
      <text:p text:style-name="P9">Size: 960</text:p>
      <text:p text:style-name="P9">pos_a: 0</text:p>
      <text:p text:style-name="P9">{"{"fecha":20170325204609,"lat":9.985192,"lon":-83.997673,"vel":0.81,"alt":1476.40,"Head":52.00,"RSSI":27}</text:p>
      <text:p text:style-name="P9">276 ms. NS: GPRS</text:p>
      <text:p text:style-name="P9">400</text:p>
      <text:p text:style-name="P9">Error de conexion: {"{"fecha":20170325204609,"lat":9.985192,"lon":-83.997673,"vel":0.81,"alt":1476.40,"Head":52.00,"RSSI":27}</text:p>
      <text:p text:style-name="P9">Escribiendo en nonupdat.txt: {"{"fecha":20170325204609,"lat":9.985192,"lon":-83.997673,"vel":0.81,"alt":1476.40,"Head":52.00,"RSSI":27} <text:s text:c="2"/>Errror code: 400</text:p>
      <text:p text:style-name="P9">Error en la subida de datos</text:p>
      <text:p text:style-name="P9"/>
      <text:p text:style-name="P9"/>
      <text:p text:style-name="P9"/>
      <text:p text:style-name="P15">Calculando Ubicacion...</text:p>
      <text:p text:style-name="P9">--Analizando Umbrales--</text:p>
      <text:p text:style-name="P9">Tiempo transcurrido: 301</text:p>
      <text:p text:style-name="P9">Distancia recorrida: Latitud: 0.00 Longitud: 0.00</text:p>
      <text:p text:style-name="P9">Escribiendo en log.txt: {"fecha":20170325213653,"lat":9.985158,"lon":-83.997612,"vel":2.50,"alt":1464.60,"Head":22.90</text:p>
      <text:p text:style-name="P9">277 ms. NS: GPRS</text:p>
      <text:p text:style-name="P9">Service available: 27</text:p>
      <text:p text:style-name="P9">Size: 1055</text:p>
      <text:p text:style-name="P9">pos_a: 0</text:p>
      <text:p text:style-name="P9">{"{"fecha":20170325204609,"lat":9.985192,"lon":-83.997673,"vel":0.81,"alt":1476.40,"Head":52.00,"RSSI":27}</text:p>
      <text:p text:style-name="P9">277 ms. NS: GPRS</text:p>
      <text:p text:style-name="P9">400</text:p>
      <text:p text:style-name="P9">Error de conexion: {"{"fecha":20170325204609,"lat":9.985192,"lon":-83.997673,"vel":0.81,"alt":1476.40,"Head":52.00,"RSSI":27}</text:p>
      <text:p text:style-name="P9">Escribiendo en nonupdat.txt: {"{"fecha":20170325204609,"lat":9.985192,"lon":-83.997673,"vel":0.81,"alt":1476.40,"Head":52.00,"RSSI":27} <text:s text:c="2"/>Errror code: 400</text:p>
      <text:p text:style-name="P9">Error en la subida de datos</text:p>
      <text:p text:style-name="P9"/>
      <text:p text:style-name="P9">Calculando Ubicacion...</text:p>
      <text:p text:style-name="P9">--Analizando Umbrales--</text:p>
      <text:p text:style-name="P9">Tiempo transcurrido: 168</text:p>
      <text:p text:style-name="P9">Distancia recorrida: Latitud: 0.00 Longitud: 0.00</text:p>
      <text:p text:style-name="P9">276 ms. NS: GPRS</text:p>
      <text:p text:style-name="P9">Service available: 27</text:p>
      <text:p text:style-name="P9">Size: 1055</text:p>
      <text:p text:style-name="P9">pos_a: 0</text:p>
      <text:p text:style-name="P9">{"{"fecha":20170325204609,"lat":9.985192,"lon":-83.997673,"vel":0.81,"alt":1476.40,"Head":52.00,"RSSI":27}</text:p>
      <text:p text:style-name="P9">277 ms. NS: GPRS</text:p>
      <text:p text:style-name="P9">400</text:p>
      <text:p text:style-name="P9">Error de conexion: {"{"fecha":20170325204609,"lat":9.985192,"lon":-83.997673,"vel":0.81,"alt":1476.40,"Head":52.00,"RSSI":27}</text:p>
      <text:p text:style-name="P9">Escribiendo en nonupdat.txt: {"{"fecha":20170325204609,"lat":9.985192,"lon":-83.997673,"vel":0.81,"alt":1476.40,"Head":52.00,"RSSI":27} <text:s text:c="2"/>Errror code: 400</text:p>
      <text:p text:style-name="P9">Error en la subida de datos</text:p>
      <text:p text:style-name="P9"/>
      <text:p text:style-name="P9"/>
      <text:p text:style-name="P15">Calculando Ubicacion...</text:p>
      <text:p text:style-name="P9">--Analizando Umbrales--</text:p>
      <text:p text:style-name="P9">Tiempo transcurrido: 302</text:p>
      <text:p text:style-name="P9">Distancia recorrida: Latitud: 0.00 Longitud: 0.00</text:p>
      <text:p text:style-name="P9">Escribiendo en log.txt: {"fecha":20170325214156,"lat":9.985178,"lon":-83.997688,"vel":1.04,"alt":1465.60,"Head":23.00</text:p>
      <text:p text:style-name="P9">277 ms. NS: GPRS</text:p>
      <text:p text:style-name="P9">Service available: 27</text:p>
      <text:p text:style-name="P9">Size: 1150</text:p>
      <text:p text:style-name="P9">pos_a: 0</text:p>
      <text:p text:style-name="P9">{"{"fecha":20170325204609,"lat":9.985192,"lon":-83.997673,"vel":0.81,"alt":1476.40,"Head":52.00,"RSSI":27}</text:p>
      <text:p text:style-name="P9">277 ms. NS: GPRS</text:p>
      <text:p text:style-name="P9">400</text:p>
      <text:p text:style-name="P9">Error de conexion: {"{"fecha":20170325204609,"lat":9.985192,"lon":-83.997673,"vel":0.81,"alt":1476.40,"Head":52.00,"RSSI":27}</text:p>
      <text:p text:style-name="P9">Escribiendo en nonupdat.txt: {"{"fecha":20170325204609,"lat":9.985192,"lon":-83.997673,"vel":0.81,"alt":1476.40,"Head":52.00,"RSSI":27} <text:s text:c="2"/>Errror code: 400</text:p>
      <text:p text:style-name="P9">Error en la subida de datos</text:p>
      <text:p text:style-name="P9"/>
      <text:p text:style-name="P9">Calculando Ubicacion...</text:p>
      <text:p text:style-name="P9">--Analizando Umbrales--</text:p>
      <text:p text:style-name="P9">Tiempo transcurrido: 110</text:p>
      <text:p text:style-name="P9">Distancia recorrida: Latitud: 0.00 Longitud: 0.00</text:p>
      <text:p text:style-name="P9">277 ms. NS: GPRS</text:p>
      <text:p text:style-name="P9">Service available: 27</text:p>
      <text:p text:style-name="P9">Size: 1150</text:p>
      <text:p text:style-name="P9">pos_a: 0</text:p>
      <text:p text:style-name="P9">{"{"fecha":20170325204609,"lat":9.985192,"lon":-83.997673,"vel":0.81,"alt":1476.40,"Head":52.00,"RSSI":27}</text:p>
      <text:p text:style-name="P9">277 ms. NS: GPRS</text:p>
      <text:p text:style-name="P9">400</text:p>
      <text:p text:style-name="P9">Error de conexion: {"{"fecha":20170325204609,"lat":9.985192,"lon":-83.997673,"vel":0.81,"alt":1476.40,"Head":52.00,"RSSI":27}</text:p>
      <text:p text:style-name="P9">Escribiendo en nonupdat.txt: {"{"fecha":20170325204609,"lat":9.985192,"lon":-83.997673,"vel":0.81,"alt":1476.40,"Head":52.00,"RSSI":27} <text:s text:c="2"/>Errror code: 400</text:p>
      <text:p text:style-name="P9">Error en la subida de datos</text:p>
      <text:p text:style-name="P1"/>
      <text:p text:style-name="P1"/>
      <text:p text:style-name="P13">Calculando Ubicacion...</text:p>
      <text:p text:style-name="P5">--Analizando Umbrales--</text:p>
      <text:p text:style-name="P5">Tiempo transcurrido: 302</text:p>
      <text:p text:style-name="P5">Distancia recorrida: Latitud: 0.00 Longitud: 0.00</text:p>
      <text:p text:style-name="P5">Escribiendo en log.txt: {"fecha":20170325214659,"lat":9.985217,"lon":-83.997627,"vel":0.26,"alt":1472.20,"Head":227.60</text:p>
      <text:p text:style-name="P5">277 ms. NS: GPRS</text:p>
      <text:p text:style-name="P5">Service available: 27</text:p>
      <text:p text:style-name="P5">Log.txt not found</text:p>
      <text:p text:style-name="P1"/>
      <text:p text:style-name="P10">Calculando Ubicacion...</text:p>
      <text:p text:style-name="P10">--Analizando Umbrales--</text:p>
      <text:p text:style-name="P10">Tiempo transcurrido: 47</text:p>
      <text:p text:style-name="P10">Distancia recorrida: Latitud: 0.00 Longitud: 0.00</text:p>
      <text:p text:style-name="P10">277 ms. NS: GPRS</text:p>
      <text:p text:style-name="P10">Service available: 27</text:p>
      <text:p text:style-name="P10">Size: 1150</text:p>
      <text:p text:style-name="P10">pos_a: 0</text:p>
      <text:p text:style-name="P10">{"{"fecha":20170325204609,"lat":9.985192,"lon":-83.997673,"vel":0.81,"alt":1476.40,"Head":52.00,"RSSI":27}</text:p>
      <text:p text:style-name="P10">277 ms. NS: GPRS</text:p>
      <text:p text:style-name="P10">400</text:p>
      <text:p text:style-name="P10">Error de conexion: {"{"fecha":20170325204609,"lat":9.985192,"lon":-83.997673,"vel":0.81,"alt":1476.40,"Head":52.00,"RSSI":27}</text:p>
      <text:p text:style-name="P10">Escribiendo en nonupdat.txt: {"{"fecha":20170325204609,"lat":9.985192,"lon":-83.997673,"vel":0.81,"alt":1476.40,"Head":52.00,"RSSI":27} <text:s text:c="2"/>Errror code: 400</text:p>
      <text:p text:style-name="P10">Error en la subida de datos</text:p>
      <text:p text:style-name="P10"/>
      <text:p text:style-name="P10"/>
      <text:p text:style-name="P16">Calculando Ubicacion...</text:p>
      <text:p text:style-name="P10">--Analizando Umbrales--</text:p>
      <text:p text:style-name="P10">Tiempo transcurrido: 285</text:p>
      <text:p text:style-name="P10">Distancia recorrida: Latitud: 0.00 Longitud: 0.00</text:p>
      <text:p text:style-name="P10">276 ms. NS: GPRS</text:p>
      <text:p text:style-name="P10">Service available: 27</text:p>
      <text:p text:style-name="P10">Size: 1150</text:p>
      <text:p text:style-name="P10">pos_a: 0</text:p>
      <text:p text:style-name="P10">{"{"fecha":20170325204609,"lat":9.985192,"lon":-83.997673,"vel":0.81,"alt":1476.40,"Head":52.00,"RSSI":27}</text:p>
      <text:p text:style-name="P10">277 ms. NS: GPRS</text:p>
      <text:p text:style-name="P10">400</text:p>
      <text:p text:style-name="P10">Error de conexion: {"{"fecha":20170325204609,"lat":9.985192,"lon":-83.997673,"vel":0.81,"alt":1476.40,"Head":52.00,"RSSI":27}</text:p>
      <text:p text:style-name="P10">Escribiendo en nonupdat.txt: {"{"fecha":20170325204609,"lat":9.985192,"lon":-83.997673,"vel":0.81,"alt":1476.40,"Head":52.00,"RSSI":27} <text:s text:c="2"/>Errror code: 400</text:p>
      <text:p text:style-name="P10">Error en la subida de datos</text:p>
      <text:p text:style-name="P10"/>
      <text:p text:style-name="P10">Calculando Ubicacion...</text:p>
      <text:p text:style-name="P10">--Analizando Umbrales--</text:p>
      <text:p text:style-name="P10">Tiempo transcurrido: 304</text:p>
      <text:p text:style-name="P10">Distancia recorrida: Latitud: 0.00 Longitud: 0.00</text:p>
      <text:p text:style-name="P10">Escribiendo en log.txt: {"fecha":20170325215204,"lat":9.985122,"lon":-83.997665,"vel":1.74,"alt":1462.00,"Head":32.40</text:p>
      <text:p text:style-name="P10">277 ms. NS: GPRS</text:p>
      <text:p text:style-name="P10">Service available: 27</text:p>
      <text:p text:style-name="P10">Size: 1245</text:p>
      <text:p text:style-name="P10">pos_a: 0</text:p>
      <text:p text:style-name="P10">{"{"fecha":20170325204609,"lat":9.985192,"lon":-83.997673,"vel":0.81,"alt":1476.40,"Head":52.00,"RSSI":27}</text:p>
      <text:p text:style-name="P10">276 ms. NS: GPRS</text:p>
      <text:p text:style-name="P10">400</text:p>
      <text:p text:style-name="P10">Error de conexion: {"{"fecha":20170325204609,"lat":9.985192,"lon":-83.997673,"vel":0.81,"alt":1476.40,"Head":52.00,"RSSI":27}</text:p>
      <text:p text:style-name="P10">Escribiendo en nonupdat.txt: {"{"fecha":20170325204609,"lat":9.985192,"lon":-83.997673,"vel":0.81,"alt":1476.40,"Head":52.00,"RSSI":27} <text:s text:c="2"/>Errror code: 400</text:p>
      <text:p text:style-name="P10">Error en la subida de datos</text:p>
      <text:p text:style-name="P10"/>
      <text:p text:style-name="P10"/>
      <text:p text:style-name="P16">Calculando Ubicacion...</text:p>
      <text:p text:style-name="P10">--Analizando Umbrales--</text:p>
      <text:p text:style-name="P10">Tiempo transcurrido: 308</text:p>
      <text:p text:style-name="P10">Distancia recorrida: Latitud: 0.00 Longitud: 0.00</text:p>
      <text:p text:style-name="P10">Escribiendo en log.txt: {"fecha":20170325215713,"lat":9.985102,"lon":-83.997719,"vel":0.74,"alt":1458.70,"Head":33.00</text:p>
      <text:p text:style-name="P10">276 ms. NS: GPRS</text:p>
      <text:p text:style-name="P10">Service available: 27</text:p>
      <text:p text:style-name="P10">Size: 1340</text:p>
      <text:p text:style-name="P10">pos_a: 0</text:p>
      <text:p text:style-name="P10">{"{"fecha":20170325204609,"lat":9.985192,"lon":-83.997673,"vel":0.81,"alt":1476.40,"Head":52.00,"RSSI":27}</text:p>
      <text:p text:style-name="P10">276 ms. NS: GPRS</text:p>
      <text:p text:style-name="P10">400</text:p>
      <text:p text:style-name="P10">Error de conexion: {"{"fecha":20170325204609,"lat":9.985192,"lon":-83.997673,"vel":0.81,"alt":1476.40,"Head":52.00,"RSSI":27}</text:p>
      <text:p text:style-name="P10">Escribiendo en nonupdat.txt: {"{"fecha":20170325204609,"lat":9.985192,"lon":-83.997673,"vel":0.81,"alt":1476.40,"Head":52.00,"RSSI":27} <text:s text:c="2"/>Errror code: 400</text:p>
      <text:p text:style-name="P10">Error en la subida de datos</text:p>
      <text:p text:style-name="P10"/>
      <text:p text:style-name="P10">Calculando Ubicacion...</text:p>
      <text:p text:style-name="P10">--Analizando Umbrales--</text:p>
      <text:p text:style-name="P10">Tiempo transcurrido: 156</text:p>
      <text:p text:style-name="P10">Distancia recorrida: Latitud: 0.00 Longitud: 0.00</text:p>
      <text:p text:style-name="P10">277 ms. NS: GPRS</text:p>
      <text:p text:style-name="P10">Service available: 27</text:p>
      <text:p text:style-name="P10">Size: 1340</text:p>
      <text:p text:style-name="P10">pos_a: 0</text:p>
      <text:p text:style-name="P10">{"{"fecha":20170325204609,"lat":9.985192,"lon":-83.997673,"vel":0.81,"alt":1476.40,"Head":52.00,"RSSI":27}</text:p>
      <text:p text:style-name="P10">276 ms. NS: GPRS</text:p>
      <text:p text:style-name="P10">400</text:p>
      <text:p text:style-name="P10">Error de conexion: {"{"fecha":20170325204609,"lat":9.985192,"lon":-83.997673,"vel":0.81,"alt":1476.40,"Head":52.00,"RSSI":27}</text:p>
      <text:p text:style-name="P10">Escribiendo en nonupdat.txt: {"{"fecha":20170325204609,"lat":9.985192,"lon":-83.997673,"vel":0.81,"alt":1476.40,"Head":52.00,"RSSI":27} <text:s text:c="2"/>Errror code: 400</text:p>
      <text:p text:style-name="P10">Error en la subida de datos</text:p>
      <text:p text:style-name="P10"/>
      <text:p text:style-name="P10"/>
      <text:p text:style-name="P16">Calculando Ubicacion...</text:p>
      <text:p text:style-name="P10">--Analizando Umbrales--</text:p>
      <text:p text:style-name="P10">Tiempo transcurrido: 302</text:p>
      <text:p text:style-name="P10">Distancia recorrida: Latitud: 0.00 Longitud: 0.00</text:p>
      <text:p text:style-name="P10">Escribiendo en log.txt: {"fecha":20170325220217,"lat":9.985150,"lon":-83.997635,"vel":1.07,"alt":1463.60,"Head":36.50</text:p>
      <text:p text:style-name="P10">276 ms. NS: GPRS</text:p>
      <text:p text:style-name="P10">Service available: 27</text:p>
      <text:p text:style-name="P10">Size: 1435</text:p>
      <text:p text:style-name="P10">pos_a: 0</text:p>
      <text:p text:style-name="P10">{"{"fecha":20170325204609,"lat":9.985192,"lon":-83.997673,"vel":0.81,"alt":1476.40,"Head":52.00,"RSSI":27}</text:p>
      <text:p text:style-name="P10">277 ms. NS: GPRS</text:p>
      <text:p text:style-name="P10">27537</text:p>
      <text:p text:style-name="P10">Error de conexion: {"{"fecha":20170325204609,"lat":9.985192,"lon":-83.997673,"vel":0.81,"alt":1476.40,"Head":52.00,"RSSI":27}</text:p>
      <text:p text:style-name="P10">Escribiendo en nonupdat.txt: {"{"fecha":20170325204609,"lat":9.985192,"lon":-83.997673,"vel":0.81,"alt":1476.40,"Head":52.00,"RSSI":27} <text:s text:c="2"/>Errror code: 27537</text:p>
      <text:p text:style-name="P10">Error en la subida de datos</text:p>
      <text:p text:style-name="P10"/>
      <text:p text:style-name="P10">Calculando Ubicacion...</text:p>
      <text:p text:style-name="P10">--Analizando Umbrales--</text:p>
      <text:p text:style-name="P10">Tiempo transcurrido: 106</text:p>
      <text:p text:style-name="P10">Distancia recorrida: Latitud: 0.00 Longitud: 0.00</text:p>
      <text:p text:style-name="P10">276 ms. NS: GPRS</text:p>
      <text:p text:style-name="P10">Service available: 27</text:p>
      <text:p text:style-name="P10">Size: 1435</text:p>
      <text:p text:style-name="P10">pos_a: 0</text:p>
      <text:p text:style-name="P10">{"{"fecha":20170325204609,"lat":9.985192,"lon":-83.997673,"vel":0.81,"alt":1476.40,"Head":52.00,"RSSI":27}</text:p>
      <text:p text:style-name="P10">277 ms. NS: GPRS</text:p>
      <text:p text:style-name="P10">400</text:p>
      <text:p text:style-name="P10">Error de conexion: {"{"fecha":20170325204609,"lat":9.985192,"lon":-83.997673,"vel":0.81,"alt":1476.40,"Head":52.00,"RSSI":27}</text:p>
      <text:p text:style-name="P10">Escribiendo en nonupdat.txt: {"{"fecha":20170325204609,"lat":9.985192,"lon":-83.997673,"vel":0.81,"alt":1476.40,"Head":52.00,"RSSI":27} <text:s text:c="2"/>Errror code: 400</text:p>
      <text:p text:style-name="P10">Error en la subida de datos</text:p>
      <text:p text:style-name="P10"/>
      <text:p text:style-name="P10"/>
      <text:p text:style-name="P16">Calculando Ubicacion...</text:p>
      <text:p text:style-name="P10">--Analizando Umbrales--</text:p>
      <text:p text:style-name="P10">Tiempo transcurrido: 310</text:p>
      <text:p text:style-name="P10">Distancia recorrida: Latitud: 0.00 Longitud: 0.00</text:p>
      <text:p text:style-name="P10">Escribiendo en log.txt: {"fecha":20170325220728,"lat":9.985142,"lon":-83.997650,"vel":0.31,"alt":1465.60,"Head":65.90</text:p>
      <text:p text:style-name="P10">276 ms. NS: GPRS</text:p>
      <text:p text:style-name="P10">Service available: 27</text:p>
      <text:p text:style-name="P10">Size: 1530</text:p>
      <text:p text:style-name="P10">pos_a: 0</text:p>
      <text:p text:style-name="P10">{"{"fecha":20170325204609,"lat":9.985192,"lon":-83.997673,"vel":0.81,"alt":1476.40,"Head":52.00,"RSSI":27}</text:p>
      <text:p text:style-name="P10">277 ms. NS: GPRS</text:p>
      <text:p text:style-name="P10">27537</text:p>
      <text:p text:style-name="P10">Error de conexion: {"{"fecha":20170325204609,"lat":9.985192,"lon":-83.997673,"vel":0.81,"alt":1476.40,"Head":52.00,"RSSI":27}</text:p>
      <text:p text:style-name="P10">Escribiendo en nonupdat.txt: {"{"fecha":20170325204609,"lat":9.985192,"lon":-83.997673,"vel":0.81,"alt":1476.40,"Head":52.00,"RSSI":27} <text:s text:c="2"/>Errror code: 27537</text:p>
      <text:p text:style-name="P10">Error en la subida de datos</text:p>
      <text:p text:style-name="P10"/>
      <text:p text:style-name="P10">Calculando Ubicacion...</text:p>
      <text:p text:style-name="P10">--Analizando Umbrales--</text:p>
      <text:p text:style-name="P10">Tiempo transcurrido: 48</text:p>
      <text:p text:style-name="P10">Distancia recorrida: Latitud: 0.00 Longitud: 0.00</text:p>
      <text:p text:style-name="P10">276 ms. NS: GPRS</text:p>
      <text:p text:style-name="P10">Service available: 27</text:p>
      <text:p text:style-name="P10">Size: 1530</text:p>
      <text:p text:style-name="P10">pos_a: 0</text:p>
      <text:p text:style-name="P10">{"{"fecha":20170325204609,"lat":9.985192,"lon":-83.997673,"vel":0.81,"alt":1476.40,"Head":52.00,"RSSI":27}</text:p>
      <text:p text:style-name="P10">277 ms. NS: GPRS</text:p>
      <text:p text:style-name="P10">400</text:p>
      <text:p text:style-name="P10">Error de conexion: {"{"fecha":20170325204609,"lat":9.985192,"lon":-83.997673,"vel":0.81,"alt":1476.40,"Head":52.00,"RSSI":27}</text:p>
      <text:p text:style-name="P10">Escribiendo en nonupdat.txt: {"{"fecha":20170325204609,"lat":9.985192,"lon":-83.997673,"vel":0.81,"alt":1476.40,"Head":52.00,"RSSI":27} <text:s text:c="2"/>Errror code: 400</text:p>
      <text:p text:style-name="P10">Error en la subida de datos</text:p>
      <text:p text:style-name="P10"/>
      <text:p text:style-name="P10"/>
      <text:p text:style-name="P16">Calculando Ubicacion...</text:p>
      <text:p text:style-name="P10">--Analizando Umbrales--</text:p>
      <text:p text:style-name="P10">Tiempo transcurrido: 285</text:p>
      <text:p text:style-name="P10">Distancia recorrida: Latitud: 0.00 Longitud: 0.00</text:p>
      <text:p text:style-name="P10">277 ms. NS: GPRS</text:p>
      <text:p text:style-name="P10">Service available: 27</text:p>
      <text:p text:style-name="P10">Size: 1530</text:p>
      <text:p text:style-name="P10">pos_a: 0</text:p>
      <text:p text:style-name="P10">{"{"fecha":20170325204609,"lat":9.985192,"lon":-83.997673,"vel":0.81,"alt":1476.40,"Head":52.00,"RSSI":27}</text:p>
      <text:p text:style-name="P10">276 ms. NS: GPRS</text:p>
      <text:p text:style-name="P10">400</text:p>
      <text:p text:style-name="P10">Error de conexion: {"{"fecha":20170325204609,"lat":9.985192,"lon":-83.997673,"vel":0.81,"alt":1476.40,"Head":52.00,"RSSI":27}</text:p>
      <text:p text:style-name="P10">Escribiendo en nonupdat.txt: {"{"fecha":20170325204609,"lat":9.985192,"lon":-83.997673,"vel":0.81,"alt":1476.40,"Head":52.00,"RSSI":27} <text:s text:c="2"/>Errror code: 400</text:p>
      <text:p text:style-name="P10">Error en la subida de datos</text:p>
      <text:p text:style-name="P10"/>
      <text:p text:style-name="P10">Calculando Ubicacion...</text:p>
      <text:p text:style-name="P10">--Analizando Umbrales--</text:p>
      <text:p text:style-name="P10">Tiempo transcurrido: 304</text:p>
      <text:p text:style-name="P10">Distancia recorrida: Latitud: 0.00 Longitud: 0.00</text:p>
      <text:p text:style-name="P10">Escribiendo en log.txt: {"fecha":20170325221233,"lat":9.985135,"lon":-83.997696,"vel":4.43,"alt":1461.50,"Head":11.40</text:p>
      <text:p text:style-name="P10">277 ms. NS: GPRS</text:p>
      <text:p text:style-name="P10">Service available: 27</text:p>
      <text:p text:style-name="P10">Size: 1625</text:p>
      <text:p text:style-name="P10">pos_a: 0</text:p>
      <text:p text:style-name="P10">{"{"fecha":20170325204609,"lat":9.985192,"lon":-83.997673,"vel":0.81,"alt":1476.40,"Head":52.00,"RSSI":27}</text:p>
      <text:p text:style-name="P10">277 ms. NS: GPRS</text:p>
      <text:p text:style-name="P10">400</text:p>
      <text:p text:style-name="P10">Error de conexion: {"{"fecha":20170325204609,"lat":9.985192,"lon":-83.997673,"vel":0.81,"alt":1476.40,"Head":52.00,"RSSI":27}</text:p>
      <text:p text:style-name="P10">Escribiendo en nonupdat.txt: {"{"fecha":20170325204609,"lat":9.985192,"lon":-83.997673,"vel":0.81,"alt":1476.40,"Head":52.00,"RSSI":27} <text:s text:c="2"/>Errror code: 400</text:p>
      <text:p text:style-name="P10">Error en la subida de datos</text:p>
      <text:p text:style-name="P10"/>
      <text:p text:style-name="P16">Calculando Ubicacion...</text:p>
      <text:p text:style-name="P10">--Analizando Umbrales--</text:p>
      <text:p text:style-name="P10">Tiempo transcurrido: 225</text:p>
      <text:p text:style-name="P10">Distancia recorrida: Latitud: 0.00 Longitud: 0.00</text:p>
      <text:p text:style-name="P10">277 ms. NS: GPRS</text:p>
      <text:p text:style-name="P10">Service available: 27</text:p>
      <text:p text:style-name="P10">Size: 1625</text:p>
      <text:p text:style-name="P10">pos_a: 0</text:p>
      <text:p text:style-name="P10">{"{"fecha":20170325204609,"lat":9.985192,"lon":-83.997673,"vel":0.81,"alt":1476.40,"Head":52.00,"RSSI":27}</text:p>
      <text:p text:style-name="P10">277 ms. NS: GPRS</text:p>
      <text:p text:style-name="P10">400</text:p>
      <text:p text:style-name="P10">Error de conexion: {"{"fecha":20170325204609,"lat":9.985192,"lon":-83.997673,"vel":0.81,"alt":1476.40,"Head":52.00,"RSSI":27}</text:p>
      <text:p text:style-name="P10">Escribiendo en nonupdat.txt: {"{"fecha":20170325204609,"lat":9.985192,"lon":-83.997673,"vel":0.81,"alt":1476.40,"Head":52.00,"RSSI":27} <text:s text:c="2"/>Errror code: 400</text:p>
      <text:p text:style-name="P10">Error en la subida de datos</text:p>
      <text:p text:style-name="P10"/>
      <text:p text:style-name="P10">Calculando Ubicacion...</text:p>
      <text:p text:style-name="P10">--Analizando Umbrales--</text:p>
      <text:p text:style-name="P10">Tiempo transcurrido: 301</text:p>
      <text:p text:style-name="P10">Distancia recorrida: Latitud: 0.00 Longitud: 0.00</text:p>
      <text:p text:style-name="P10">Escribiendo en log.txt: {"fecha":20170325221736,"lat":9.985115,"lon":-83.997696,"vel":0.31,"alt":1465.60,"Head":33.00</text:p>
      <text:p text:style-name="P10">277 ms. NS: GPRS</text:p>
      <text:p text:style-name="P10">Service available: 27</text:p>
      <text:p text:style-name="P10">Size: 1720</text:p>
      <text:p text:style-name="P10">pos_a: 0</text:p>
      <text:p text:style-name="P10">{"{"fecha":20170325204609,"lat":9.985192,"lon":-83.997673,"vel":0.81,"alt":1476.40,"Head":52.00,"RSSI":27}</text:p>
      <text:p text:style-name="P10">276 ms. NS: GPRS</text:p>
      <text:p text:style-name="P10">400</text:p>
      <text:p text:style-name="P10">Error de conexion: {"{"fecha":20170325204609,"lat":9.985192,"lon":-83.997673,"vel":0.81,"alt":1476.40,"Head":52.00,"RSSI":27}</text:p>
      <text:p text:style-name="P10">Escribiendo en nonupdat.txt: {"{"fecha":20170325204609,"lat":9.985192,"lon":-83.997673,"vel":0.81,"alt":1476.40,"Head":52.00,"RSSI":27} <text:s text:c="2"/>Errror code: 400</text:p>
      <text:p text:style-name="P10">Error en la subida de datos</text:p>
      <text:p text:style-name="P10"/>
      <text:p text:style-name="P10"/>
      <text:p text:style-name="P16">Calculando Ubicacion...</text:p>
      <text:p text:style-name="P10">--Analizando Umbrales--</text:p>
      <text:p text:style-name="P10">Tiempo transcurrido: 167</text:p>
      <text:p text:style-name="P10">Distancia recorrida: Latitud: 0.00 Longitud: 0.00</text:p>
      <text:p text:style-name="P10">277 ms. NS: GPRS</text:p>
      <text:p text:style-name="P10">Service available: 27</text:p>
      <text:p text:style-name="P10">Size: 1720</text:p>
      <text:p text:style-name="P10">pos_a: 0</text:p>
      <text:p text:style-name="P10">{"{"fecha":20170325204609,"lat":9.985192,"lon":-83.997673,"vel":0.81,"alt":1476.40,"Head":52.00,"RSSI":27}</text:p>
      <text:p text:style-name="P10">277 ms. NS: GPRS</text:p>
      <text:p text:style-name="P10">400</text:p>
      <text:p text:style-name="P10">Error de conexion: {"{"fecha":20170325204609,"lat":9.985192,"lon":-83.997673,"vel":0.81,"alt":1476.40,"Head":52.00,"RSSI":27}</text:p>
      <text:p text:style-name="P10">Escribiendo en nonupdat.txt: {"{"fecha":20170325204609,"lat":9.985192,"lon":-83.997673,"vel":0.81,"alt":1476.40,"Head":52.00,"RSSI":27} <text:s text:c="2"/>Errror code: 400</text:p>
      <text:p text:style-name="P10">Error en la subida de datos</text:p>
      <text:p text:style-name="P10"/>
      <text:p text:style-name="P11">Calculando Ubicacion...</text:p>
      <text:p text:style-name="P10">--Analizando Umbrales--</text:p>
      <text:p text:style-name="P10">Tiempo transcurrido: 301</text:p>
      <text:p text:style-name="P10">Distancia recorrida: Latitud: 0.00 Longitud: 0.00</text:p>
      <text:p text:style-name="P10">Escribiendo en log.txt: {"fecha":20170325222238,"lat":9.985117,"lon":-83.997704,"vel":0.85,"alt":1457.90,"Head":247.60</text:p>
      <text:p text:style-name="P10">276 ms. NS: GPRS</text:p>
      <text:p text:style-name="P10">Service available: 27</text:p>
      <text:p text:style-name="P10">Size: 1816</text:p>
      <text:p text:style-name="P10">pos_a: 0</text:p>
      <text:p text:style-name="P10">{"{"fecha":20170325204609,"lat":9.985192,"lon":-83.997673,"vel":0.81,"alt":1476.40,"Head":52.00,"RSSI":27}</text:p>
      <text:p text:style-name="P10">277 ms. NS: GPRS</text:p>
      <text:p text:style-name="P10">400</text:p>
      <text:p text:style-name="P10">Error de conexion: {"{"fecha":20170325204609,"lat":9.985192,"lon":-83.997673,"vel":0.81,"alt":1476.40,"Head":52.00,"RSSI":27}</text:p>
      <text:p text:style-name="P10">Escribiendo en nonupdat.txt: {"{"fecha":20170325204609,"lat":9.985192,"lon":-83.997673,"vel":0.81,"alt":1476.40,"Head":52.00,"RSSI":27} <text:s text:c="2"/>Errror code: 400</text:p>
      <text:p text:style-name="P10">Error en la subida de datos</text:p>
      <text:p text:style-name="P10"/>
      <text:p text:style-name="P16">Calculando Ubicacion...</text:p>
      <text:p text:style-name="P10">--Analizando Umbrales--</text:p>
      <text:p text:style-name="P10">Tiempo transcurrido: 110</text:p>
      <text:p text:style-name="P10">Distancia recorrida: Latitud: 0.00 Longitud: 0.00</text:p>
      <text:p text:style-name="P10">277 ms. NS: GPRS</text:p>
      <text:p text:style-name="P10">Service available: 27</text:p>
      <text:p text:style-name="P10">Size: 1816</text:p>
      <text:p text:style-name="P10">pos_a: 0</text:p>
      <text:p text:style-name="P10">{"{"fecha":20170325204609,"lat":9.985192,"lon":-83.997673,"vel":0.81,"alt":1476.40,"Head":52.00,"RSSI":27}</text:p>
      <text:p text:style-name="P10">276 ms. NS: GPRS</text:p>
      <text:p text:style-name="P10">400</text:p>
      <text:p text:style-name="P10">Error de conexion: {"{"fecha":20170325204609,"lat":9.985192,"lon":-83.997673,"vel":0.81,"alt":1476.40,"Head":52.00,"RSSI":27}</text:p>
      <text:p text:style-name="P10">Escribiendo en nonupdat.txt: {"{"fecha":20170325204609,"lat":9.985192,"lon":-83.997673,"vel":0.81,"alt":1476.40,"Head":52.00,"RSSI":27} <text:s text:c="2"/>Errror code: 400</text:p>
      <text:p text:style-name="P10">Error en la subida de datos</text:p>
      <text:p text:style-name="P10"/>
      <text:p text:style-name="P10">Calculando Ubicacion...</text:p>
      <text:p text:style-name="P10">--Analizando Umbrales--</text:p>
      <text:p text:style-name="P10">Tiempo transcurrido: 302</text:p>
      <text:p text:style-name="P10">Distancia recorrida: Latitud: 0.00 Longitud: 0.00</text:p>
      <text:p text:style-name="P10">Escribiendo en log.txt: {"fecha":20170325222742,"lat":9.985150,"lon":-83.997658,"vel":0.67,"alt":1451.00,"Head":8.60</text:p>
      <text:p text:style-name="P10">276 ms. NS: GPRS</text:p>
      <text:p text:style-name="P10">Service available: 27</text:p>
      <text:p text:style-name="P10">Size: 1910</text:p>
      <text:p text:style-name="P10">pos_a: 0</text:p>
      <text:p text:style-name="P10">{"{"fecha":20170325204609,"lat":9.985192,"lon":-83.997673,"vel":0.81,"alt":1476.40,"Head":52.00,"RSSI":27}</text:p>
      <text:p text:style-name="P10">277 ms. NS: GPRS</text:p>
      <text:p text:style-name="P10">400</text:p>
      <text:p text:style-name="P10">Error de conexion: {"{"fecha":20170325204609,"lat":9.985192,"lon":-83.997673,"vel":0.81,"alt":1476.40,"Head":52.00,"RSSI":27}</text:p>
      <text:p text:style-name="P10">Escribiendo en nonupdat.txt: {"{"fecha":20170325204609,"lat":9.985192,"lon":-83.997673,"vel":0.81,"alt":1476.40,"Head":52.00,"RSSI":27} <text:s text:c="2"/>Errror code: 400</text:p>
      <text:p text:style-name="P10">Error en la subida de datos</text:p>
      <text:p text:style-name="P10"/>
      <text:p text:style-name="P10"/>
      <text:p text:style-name="P16">Calculando Ubicacion...</text:p>
      <text:p text:style-name="P10">--Analizando Umbrales--</text:p>
      <text:p text:style-name="P10">Tiempo transcurrido: 52</text:p>
      <text:p text:style-name="P10">Distancia recorrida: Latitud: 0.00 Longitud: 0.00</text:p>
      <text:p text:style-name="P10">276 ms. NS: GPRS</text:p>
      <text:p text:style-name="P10">Service available: 27</text:p>
      <text:p text:style-name="P10">Size: 1910</text:p>
      <text:p text:style-name="P10">pos_a: 0</text:p>
      <text:p text:style-name="P10">{"{"fecha":20170325204609,"lat":9.985192,"lon":-83.997673,"vel":0.81,"alt":1476.40,"Head":52.00,"RSSI":27}</text:p>
      <text:p text:style-name="P10">276 ms. NS: GPRS</text:p>
      <text:p text:style-name="P10">400</text:p>
      <text:p text:style-name="P10">Error de conexion: {"{"fecha":20170325204609,"lat":9.985192,"lon":-83.997673,"vel":0.81,"alt":1476.40,"Head":52.00,"RSSI":27}</text:p>
      <text:p text:style-name="P10">Escribiendo en nonupdat.txt: {"{"fecha":20170325204609,"lat":9.985192,"lon":-83.997673,"vel":0.81,"alt":1476.40,"Head":52.00,"RSSI":27} <text:s text:c="2"/>Errror code: 400</text:p>
      <text:p text:style-name="P10">Error en la subida de datos</text:p>
      <text:p text:style-name="P10"/>
      <text:p text:style-name="P10">Calculando Ubicacion...</text:p>
      <text:p text:style-name="P10">--Analizando Umbrales--</text:p>
      <text:p text:style-name="P10">Tiempo transcurrido: 290</text:p>
      <text:p text:style-name="P10">Distancia recorrida: Latitud: 0.00 Longitud: 0.00</text:p>
      <text:p text:style-name="P10">277 ms. NS: GPRS</text:p>
      <text:p text:style-name="P10">Service available: 27</text:p>
      <text:p text:style-name="P10">Size: 1910</text:p>
      <text:p text:style-name="P10">pos_a: 0</text:p>
      <text:p text:style-name="P10">{"{"fecha":20170325204609,"lat":9.985192,"lon":-83.997673,"vel":0.81,"alt":1476.40,"Head":52.00,"RSSI":27}</text:p>
      <text:p text:style-name="P10">277 ms. NS: GPRS</text:p>
      <text:p text:style-name="P10">400</text:p>
      <text:p text:style-name="P10">Error de conexion: {"{"fecha":20170325204609,"lat":9.985192,"lon":-83.997673,"vel":0.81,"alt":1476.40,"Head":52.00,"RSSI":27}</text:p>
      <text:p text:style-name="P10">Escribiendo en nonupdat.txt: {"{"fecha":20170325204609,"lat":9.985192,"lon":-83.997673,"vel":0.81,"alt":1476.40,"Head":52.00,"RSSI":27} <text:s text:c="2"/>Errror code: 400</text:p>
      <text:p text:style-name="P10">Error en la subida de datos</text:p>
      <text:p text:style-name="P10"/>
      <text:p text:style-name="P10"/>
      <text:p text:style-name="P16">Calculando Ubicacion...</text:p>
      <text:p text:style-name="P10">--Analizando Umbrales--</text:p>
      <text:p text:style-name="P10">Tiempo transcurrido: 307</text:p>
      <text:p text:style-name="P10">Distancia recorrida: Latitud: 0.00 Longitud: 0.00</text:p>
      <text:p text:style-name="P10">Escribiendo en log.txt: {"fecha":20170325223200,"lat":9.985160,"lon":-83.997711,"vel":0.02,"alt":1456.60,"Head":153.90</text:p>
      <text:p text:style-name="P10">276 ms. NS: GPRS</text:p>
      <text:p text:style-name="P10">Service available: 27</text:p>
      <text:p text:style-name="P10">Size: 2006</text:p>
      <text:p text:style-name="P10">pos_a: 0</text:p>
      <text:p text:style-name="P10">{"{"fecha":20170325204609,"lat":9.985192,"lon":-83.997673,"vel":0.81,"alt":1476.40,"Head":52.00,"RSSI":27}</text:p>
      <text:p text:style-name="P10">277 ms. NS: GPRS</text:p>
      <text:p text:style-name="P10">400</text:p>
      <text:p text:style-name="P10">Error de conexion: {"{"fecha":20170325204609,"lat":9.985192,"lon":-83.997673,"vel":0.81,"alt":1476.40,"Head":52.00,"RSSI":27}</text:p>
      <text:p text:style-name="P10">Escribiendo en nonupdat.txt: {"{"fecha":20170325204609,"lat":9.985192,"lon":-83.997673,"vel":0.81,"alt":1476.40,"Head":52.00,"RSSI":27} <text:s text:c="2"/>Errror code: 400</text:p>
      <text:p text:style-name="P10">Error en la subida de datos</text:p>
      <text:p text:style-name="P10"/>
      <text:p text:style-name="P10">Calculando Ubicacion...</text:p>
      <text:p text:style-name="P10">--Analizando Umbrales--</text:p>
      <text:p text:style-name="P10">Tiempo transcurrido: 225</text:p>
      <text:p text:style-name="P10">Distancia recorrida: Latitud: 0.00 Longitud: 0.00</text:p>
      <text:p text:style-name="P10">276 ms. NS: GPRS</text:p>
      <text:p text:style-name="P10">Service available: 27</text:p>
      <text:p text:style-name="P10">Size: 2006</text:p>
      <text:p text:style-name="P10">pos_a: 0</text:p>
      <text:p text:style-name="P10">{"{"fecha":20170325204609,"lat":9.985192,"lon":-83.997673,"vel":0.81,"alt":1476.40,"Head":52.00,"RSSI":27}</text:p>
      <text:p text:style-name="P10">277 ms. NS: GPRS</text:p>
      <text:p text:style-name="P10">400</text:p>
      <text:p text:style-name="P10">Error de conexion: {"{"fecha":20170325204609,"lat":9.985192,"lon":-83.997673,"vel":0.81,"alt":1476.40,"Head":52.00,"RSSI":27}</text:p>
      <text:p text:style-name="P10">Escribiendo en nonupdat.txt: {"{"fecha":20170325204609,"lat":9.985192,"lon":-83.997673,"vel":0.81,"alt":1476.40,"Head":52.00,"RSSI":27} <text:s text:c="2"/>Errror code: 400</text:p>
      <text:p text:style-name="P10">Error en la subida de datos</text:p>
      <text:p text:style-name="P1"/>
      <text:p text:style-name="P1"/>
      <text:p text:style-name="P13">Calculando Ubicacion...</text:p>
      <text:p text:style-name="P5">--Analizando Umbrales--</text:p>
      <text:p text:style-name="P5">Tiempo transcurrido: 301</text:p>
      <text:p text:style-name="P5">Distancia recorrida: Latitud: 0.00 Longitud: 0.00</text:p>
      <text:p text:style-name="P5">Escribiendo en log.txt: {"fecha":20170325223753,"lat":9.985197,"lon":-83.997688,"vel":1.63,"alt":1456.10,"Head":26.50</text:p>
      <text:p text:style-name="P5">277 ms. NS: GPRS</text:p>
      <text:p text:style-name="P5">Service available: 27</text:p>
      <text:p text:style-name="P5">Log.txt not found</text:p>
      <text:p text:style-name="P1"/>
      <text:p text:style-name="P5">Calculando Ubicacion...</text:p>
      <text:p text:style-name="P5">--Analizando Umbrales--</text:p>
      <text:p text:style-name="P5">Tiempo transcurrido: 303</text:p>
      <text:p text:style-name="P5">Distancia recorrida: Latitud: 0.00 Longitud: 0.00</text:p>
      <text:p text:style-name="P5">Error SD</text:p>
      <text:p text:style-name="P5">277 ms. NS: GPRS</text:p>
      <text:p text:style-name="P5">Service available: 27</text:p>
      <text:p text:style-name="P5">Log.txt not found</text:p>
      <text:p text:style-name="P1"/>
      <text:p text:style-name="P1">Calculando Ubicacion...</text:p>
      <text:p text:style-name="P1">--Analizando Umbrales--</text:p>
      <text:p text:style-name="P1">Tiempo transcurrido: 303</text:p>
      <text:p text:style-name="P1">Distancia recorrida: Latitud: 0.00 Longitud: 0.00</text:p>
      <text:p text:style-name="P1">Error SD</text:p>
      <text:p text:style-name="P1">276 ms. NS: GPRS</text:p>
      <text:p text:style-name="P1">Service available: 27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23</text:p>
      <text:p text:style-name="P1">Distancia recorrida: Latitud: 0.00 Longitud: 0.00</text:p>
      <text:p text:style-name="P1">277 ms. NS: GPRS</text:p>
      <text:p text:style-name="P1">Service available: 27</text:p>
      <text:p text:style-name="P1">Log.txt not found</text:p>
      <text:p text:style-name="P1"/>
      <text:p text:style-name="P1"/>
      <text:p text:style-name="P17">Calculando Ubicacion...</text:p>
      <text:p text:style-name="P1">--Analizando Umbrales--</text:p>
      <text:p text:style-name="P1">Tiempo transcurrido: 257</text:p>
      <text:p text:style-name="P1">Distancia recorrida: Latitud: 0.00 Longitud: 0.00</text:p>
      <text:p text:style-name="P1">277 ms. NS: GPRS</text:p>
      <text:p text:style-name="P1">Service available: 27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305</text:p>
      <text:p text:style-name="P1">Distancia recorrida: Latitud: 0.00 Longitud: 0.00</text:p>
      <text:p text:style-name="P1">Error SD</text:p>
      <text:p text:style-name="P1">277 ms. NS: GPRS</text:p>
      <text:p text:style-name="P1">Service available: 27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303</text:p>
      <text:p text:style-name="P1">Distancia recorrida: Latitud: 0.00 Longitud: 0.00</text:p>
      <text:p text:style-name="P1">Error SD</text:p>
      <text:p text:style-name="P1">276 ms. NS: GPRS</text:p>
      <text:p text:style-name="P1">Service available: 27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303</text:p>
      <text:p text:style-name="P1">Distancia recorrida: Latitud: 0.00 Longitud: 0.00</text:p>
      <text:p text:style-name="P1">Error SD</text:p>
      <text:p text:style-name="P1">277 ms. NS: GPRS</text:p>
      <text:p text:style-name="P1">Service available: 27</text:p>
      <text:p text:style-name="P1">Log.txt not found</text:p>
      <text:p text:style-name="P1"/>
      <text:p text:style-name="P1"/>
      <text:p text:style-name="P17">Calculando Ubicacion...</text:p>
      <text:p text:style-name="P1">--Analizando Umbrales--</text:p>
      <text:p text:style-name="P1">Tiempo transcurrido: 305</text:p>
      <text:p text:style-name="P1">Distancia recorrida: Latitud: 0.00 Longitud: 0.00</text:p>
      <text:p text:style-name="P1">Error SD</text:p>
      <text:p text:style-name="P1">276 ms. NS: GPRS</text:p>
      <text:p text:style-name="P1">Service available: 27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303</text:p>
      <text:p text:style-name="P1">Distancia recorrida: Latitud: 0.00 Longitud: 0.00</text:p>
      <text:p text:style-name="P1">Error SD</text:p>
      <text:p text:style-name="P1">276 ms. NS: GPRS</text:p>
      <text:p text:style-name="P1">Service available: 27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303</text:p>
      <text:p text:style-name="P1">Distancia recorrida: Latitud: 0.00 Longitud: 0.00</text:p>
      <text:p text:style-name="P1">Error SD</text:p>
      <text:p text:style-name="P1">277 ms. NS: GPRS</text:p>
      <text:p text:style-name="P1">Service available: 27</text:p>
      <text:p text:style-name="P1">Log.txt not found</text:p>
      <text:p text:style-name="P1"/>
      <text:p text:style-name="P3">Calculando Ubicacion...</text:p>
      <text:p text:style-name="P3">--Analizando Umbrales--</text:p>
      <text:p text:style-name="P3">Tiempo transcurrido: 303</text:p>
      <text:p text:style-name="P3">Distancia recorrida: Latitud: 0.00 Longitud: 0.00</text:p>
      <text:p text:style-name="P3">Error SD</text:p>
      <text:p text:style-name="P3">276 ms. NS: GPRS</text:p>
      <text:p text:style-name="P3">Service available: 27</text:p>
      <text:p text:style-name="P3">Log.txt not found</text:p>
      <text:p text:style-name="P3">276 ms. NS: GPRS</text:p>
      <text:p text:style-name="P3">Service available: 27</text:p>
      <text:p text:style-name="P3">Log.txt not found</text:p>
      <text:p text:style-name="P1"><text:soft-page-break/></text:p>
      <text:p text:style-name="P1">Calculando Ubicacion...</text:p>
      <text:p text:style-name="P1">--Analizando Umbrales--</text:p>
      <text:p text:style-name="P1">Tiempo transcurrido: 305</text:p>
      <text:p text:style-name="P1">Distancia recorrida: Latitud: 0.00 Longitud: 0.00</text:p>
      <text:p text:style-name="P1">Error SD</text:p>
      <text:p text:style-name="P1">277 ms. NS: GPRS</text:p>
      <text:p text:style-name="P1">Service available: 25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303</text:p>
      <text:p text:style-name="P1">Distancia recorrida: Latitud: 0.00 Longitud: 0.00</text:p>
      <text:p text:style-name="P1">Error SD</text:p>
      <text:p text:style-name="P1">277 ms. NS: GPRS</text:p>
      <text:p text:style-name="P1">Service available: 25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303</text:p>
      <text:p text:style-name="P1">Distancia recorrida: Latitud: 0.00 Longitud: 0.00</text:p>
      <text:p text:style-name="P1">Error SD</text:p>
      <text:p text:style-name="P1">277 ms. NS: GPRS</text:p>
      <text:p text:style-name="P1">Service available: 25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23</text:p>
      <text:p text:style-name="P1">Distancia recorrida: Latitud: 0.00 Longitud: 0.00</text:p>
      <text:p text:style-name="P1">281 ms. NS: GPRS</text:p>
      <text:p text:style-name="P1">Service available: 25</text:p>
      <text:p text:style-name="P1">Log.txt not found</text:p>
      <text:p text:style-name="P1"/>
      <text:p text:style-name="P1"/>
      <text:p text:style-name="P17">Calculando Ubicacion...</text:p>
      <text:p text:style-name="P1">--Analizando Umbrales--</text:p>
      <text:p text:style-name="P1">Tiempo transcurrido: 305</text:p>
      <text:p text:style-name="P1">Distancia recorrida: Latitud: 0.00 Longitud: 0.00</text:p>
      <text:p text:style-name="P1">Error SD</text:p>
      <text:p text:style-name="P1">277 ms. NS: GPRS</text:p>
      <text:p text:style-name="P1">Service available: 25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186</text:p>
      <text:p text:style-name="P1">Distancia recorrida: Latitud: 0.00 Longitud: 0.00</text:p>
      <text:p text:style-name="P1">277 ms. NS: GPRS</text:p>
      <text:p text:style-name="P1">Service available: 26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303</text:p>
      <text:p text:style-name="P1">Distancia recorrida: Latitud: 0.00 Longitud: 0.00</text:p>
      <text:p text:style-name="P1">Error SD</text:p>
      <text:p text:style-name="P1">276 ms. NS: GPRS</text:p>
      <text:p text:style-name="P1">Service available: 27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303</text:p>
      <text:p text:style-name="P1">Distancia recorrida: Latitud: 0.00 Longitud: 0.00</text:p>
      <text:p text:style-name="P1">Error SD</text:p>
      <text:p text:style-name="P1">276 ms. NS: GPRS</text:p>
      <text:p text:style-name="P1">Service available: 26</text:p>
      <text:p text:style-name="P1">Log.txt not found</text:p>
      <text:p text:style-name="P1"/>
      <text:p text:style-name="P1"/>
      <text:p text:style-name="P17">Calculando Ubicacion...</text:p>
      <text:p text:style-name="P1">--Analizando Umbrales--</text:p>
      <text:p text:style-name="P1">Tiempo transcurrido: 47</text:p>
      <text:p text:style-name="P1">Distancia recorrida: Latitud: 0.00 Longitud: 0.00</text:p>
      <text:p text:style-name="P1">281 ms. NS: GPRS</text:p>
      <text:p text:style-name="P1">Service available: 26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305</text:p>
      <text:p text:style-name="P1">Distancia recorrida: Latitud: 0.00 Longitud: 0.00</text:p>
      <text:p text:style-name="P1">Error SD</text:p>
      <text:p text:style-name="P1">277 ms. NS: GPRS</text:p>
      <text:p text:style-name="P1">Service available: 26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209</text:p>
      <text:p text:style-name="P1">Distancia recorrida: Latitud: 0.00 Longitud: 0.00</text:p>
      <text:p text:style-name="P1">276 ms. NS: GPRS</text:p>
      <text:p text:style-name="P1">Service available: 26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139</text:p>
      <text:p text:style-name="P1">Distancia recorrida: Latitud: 0.00 Longitud: 0.00</text:p>
      <text:p text:style-name="P1">277 ms. NS: GPRS</text:p>
      <text:p text:style-name="P1">Service available: 26</text:p>
      <text:p text:style-name="P1">Log.txt not found</text:p>
      <text:p text:style-name="P1"/>
      <text:p text:style-name="P1"/>
      <text:p text:style-name="P17">Calculando Ubicacion...</text:p>
      <text:p text:style-name="P1">--Analizando Umbrales--</text:p>
      <text:p text:style-name="P1">Tiempo transcurrido: 303</text:p>
      <text:p text:style-name="P1">Distancia recorrida: Latitud: 0.00 Longitud: 0.00</text:p>
      <text:p text:style-name="P1">Error SD</text:p>
      <text:p text:style-name="P1">277 ms. NS: GPRS</text:p>
      <text:p text:style-name="P1">Service available: 26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303</text:p>
      <text:p text:style-name="P1">Distancia recorrida: Latitud: 0.00 Longitud: 0.00</text:p>
      <text:p text:style-name="P1">Error SD</text:p>
      <text:p text:style-name="P1">277 ms. NS: GPRS</text:p>
      <text:p text:style-name="P1">Service available: 26</text:p>
      <text:p text:style-name="P1">Log.txt not found</text:p>
      <text:p text:style-name="P1">277 ms. NS: GPRS</text:p>
      <text:p text:style-name="P1">Service available: 26</text:p>
      <text:p text:style-name="P1">Log.txt not found</text:p>
      <text:p text:style-name="P1"/>
      <text:p text:style-name="P1"><text:span text:style-name="T1">C</text:span>alculando Ubicacion...</text:p>
      <text:p text:style-name="P1">--Analizando Umbrales--</text:p>
      <text:p text:style-name="P1">Tiempo transcurrido: 305</text:p>
      <text:p text:style-name="P1">Distancia recorrida: Latitud: 0.00 Longitud: 0.00</text:p>
      <text:p text:style-name="P1">Error SD</text:p>
      <text:p text:style-name="P1">277 ms. NS: GPRS</text:p>
      <text:p text:style-name="P1">Service available: 26</text:p>
      <text:p text:style-name="P1">Log.txt not found</text:p>
      <text:p text:style-name="P1"/>
      <text:p text:style-name="P1"/>
      <text:p text:style-name="P17">Calculando Ubicacion...</text:p>
      <text:p text:style-name="P1">--Analizando Umbrales--</text:p>
      <text:p text:style-name="P1">Tiempo transcurrido: 303</text:p>
      <text:p text:style-name="P1">Distancia recorrida: Latitud: 0.00 Longitud: 0.00</text:p>
      <text:p text:style-name="P1">Error SD</text:p>
      <text:p text:style-name="P1">277 ms. NS: GPRS</text:p>
      <text:p text:style-name="P1">Service available: 27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93</text:p>
      <text:p text:style-name="P1">Distancia recorrida: Latitud: 0.00 Longitud: 0.00</text:p>
      <text:p text:style-name="P1">282 ms. NS: GPRS</text:p>
      <text:p text:style-name="P1">Service available: 26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303</text:p>
      <text:p text:style-name="P1">Distancia recorrida: Latitud: 0.00 Longitud: 0.00</text:p>
      <text:p text:style-name="P1">Error SD</text:p>
      <text:p text:style-name="P1">276 ms. NS: GPRS</text:p>
      <text:p text:style-name="P1">Service available: 26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23</text:p>
      <text:p text:style-name="P1">Distancia recorrida: Latitud: 0.00 Longitud: 0.00</text:p>
      <text:p text:style-name="P1">277 ms. NS: GPRS</text:p>
      <text:p text:style-name="P1">Service available: 26</text:p>
      <text:p text:style-name="P1">Log.txt not found</text:p>
      <text:p text:style-name="P1"/>
      <text:p text:style-name="P1"/>
      <text:p text:style-name="P17">Calculando Ubicacion...</text:p>
      <text:p text:style-name="P1">--Analizando Umbrales--</text:p>
      <text:p text:style-name="P1">Tiempo transcurrido: 305</text:p>
      <text:p text:style-name="P1">Distancia recorrida: Latitud: 0.00 Longitud: 0.00</text:p>
      <text:p text:style-name="P1">Error SD</text:p>
      <text:p text:style-name="P1">276 ms. NS: GPRS</text:p>
      <text:p text:style-name="P1">Service available: 26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306</text:p>
      <text:p text:style-name="P1">Distancia recorrida: Latitud: 0.00 Longitud: 0.00</text:p>
      <text:p text:style-name="P1">Error SD</text:p>
      <text:p text:style-name="P1">2770 ms. NS: GSM</text:p>
      <text:p text:style-name="P1">Service available: 26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120</text:p>
      <text:p text:style-name="P1">Distancia recorrida: Latitud: 0.00 Longitud: 0.00</text:p>
      <text:p text:style-name="P1">2765 ms. NS: GSM</text:p>
      <text:p text:style-name="P1">Service available: 26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311</text:p>
      <text:p text:style-name="P1">Distancia recorrida: Latitud: 0.00 Longitud: 0.00</text:p>
      <text:p text:style-name="P1">Error SD</text:p>
      <text:p text:style-name="P1">2765 ms. NS: GSM</text:p>
      <text:p text:style-name="P1">Service available: 26</text:p>
      <text:p text:style-name="P1">Log.txt not found</text:p>
      <text:p text:style-name="P1"/>
      <text:p text:style-name="P1"/>
      <text:p text:style-name="P17">Calculando Ubicacion...</text:p>
      <text:p text:style-name="P1">--Analizando Umbrales--</text:p>
      <text:p text:style-name="P1">Tiempo transcurrido: 288</text:p>
      <text:p text:style-name="P1">Distancia recorrida: Latitud: 0.00 Longitud: 0.00</text:p>
      <text:p text:style-name="P1">2765 ms. NS: GSM</text:p>
      <text:p text:style-name="P1">Service available: 26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304</text:p>
      <text:p text:style-name="P1">Distancia recorrida: Latitud: 0.00 Longitud: 0.00</text:p>
      <text:p text:style-name="P1">Error SD</text:p>
      <text:p text:style-name="P1">2765 ms. NS: GSM</text:p>
      <text:p text:style-name="P1">Service available: 26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225</text:p>
      <text:p text:style-name="P1">Distancia recorrida: Latitud: 0.00 Longitud: 0.00</text:p>
      <text:p text:style-name="P1">2765 ms. NS: GSM</text:p>
      <text:p text:style-name="P1">Service available: 27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311</text:p>
      <text:p text:style-name="P1">Distancia recorrida: Latitud: 0.00 Longitud: 0.00</text:p>
      <text:p text:style-name="P1">Error SD</text:p>
      <text:p text:style-name="P1">2765 ms. NS: GSM</text:p>
      <text:p text:style-name="P1">Service available: 26</text:p>
      <text:p text:style-name="P1">Log.txt not found</text:p>
      <text:p text:style-name="P1"/>
      <text:p text:style-name="P1"/>
      <text:p text:style-name="P17">Calculando Ubicacion...</text:p>
      <text:p text:style-name="P1">--Analizando Umbrales--</text:p>
      <text:p text:style-name="P1">Tiempo transcurrido: 311</text:p>
      <text:p text:style-name="P1">Distancia recorrida: Latitud: 0.00 Longitud: 0.00</text:p>
      <text:p text:style-name="P1">Error SD</text:p>
      <text:p text:style-name="P1">2765 ms. NS: GSM</text:p>
      <text:p text:style-name="P1">Service available: 26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84</text:p>
      <text:p text:style-name="P1">Distancia recorrida: Latitud: 0.00 Longitud: 0.00</text:p>
      <text:p text:style-name="P1">2765 ms. NS: GSM</text:p>
      <text:p text:style-name="P1">Service available: 26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311</text:p>
      <text:p text:style-name="P1">Distancia recorrida: Latitud: 0.00 Longitud: 0.00</text:p>
      <text:p text:style-name="P1">Error SD</text:p>
      <text:p text:style-name="P1">2765 ms. NS: GSM</text:p>
      <text:p text:style-name="P1">Service available: 26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16</text:p>
      <text:p text:style-name="P1">Distancia recorrida: Latitud: 0.00 Longitud: 0.00</text:p>
      <text:p text:style-name="P1">2765 ms. NS: GSM</text:p>
      <text:p text:style-name="P1">Service available: 26</text:p>
      <text:p text:style-name="P1">Log.txt not found</text:p>
      <text:p text:style-name="P1"/>
      <text:p text:style-name="P1"/>
      <text:p text:style-name="P17">Calculando Ubicacion...</text:p>
      <text:p text:style-name="P1">--Analizando Umbrales--</text:p>
      <text:p text:style-name="P1">Tiempo transcurrido: 304</text:p>
      <text:p text:style-name="P1">Distancia recorrida: Latitud: 0.00 Longitud: 0.00</text:p>
      <text:p text:style-name="P1">Error SD</text:p>
      <text:p text:style-name="P1">2764 ms. NS: GSM</text:p>
      <text:p text:style-name="P1">Service available: 26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189</text:p>
      <text:p text:style-name="P1">Distancia recorrida: Latitud: 0.00 Longitud: 0.00</text:p>
      <text:p text:style-name="P1">2765 ms. NS: GSM</text:p>
      <text:p text:style-name="P1">Service available: 26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311</text:p>
      <text:p text:style-name="P1">Distancia recorrida: Latitud: 0.00 Longitud: 0.00</text:p>
      <text:p text:style-name="P1">Error SD</text:p>
      <text:p text:style-name="P1">2764 ms. NS: GSM</text:p>
      <text:p text:style-name="P1">Service available: 26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120</text:p>
      <text:p text:style-name="P1">Distancia recorrida: Latitud: 0.00 Longitud: 0.00</text:p>
      <text:p text:style-name="P1">2765 ms. NS: GSM</text:p>
      <text:p text:style-name="P1">Service available: 26</text:p>
      <text:p text:style-name="P1">Log.txt not found</text:p>
      <text:p text:style-name="P1"/>
      <text:p text:style-name="P1"/>
      <text:p text:style-name="P17">Calculando Ubicacion...</text:p>
      <text:p text:style-name="P1">--Analizando Umbrales--</text:p>
      <text:p text:style-name="P1">Tiempo transcurrido: 311</text:p>
      <text:p text:style-name="P1">Distancia recorrida: Latitud: 0.00 Longitud: 0.00</text:p>
      <text:p text:style-name="P1">Error SD</text:p>
      <text:p text:style-name="P1">2765 ms. NS: GSM</text:p>
      <text:p text:style-name="P1">Service available: 26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51</text:p>
      <text:p text:style-name="P1">Distancia recorrida: Latitud: 0.00 Longitud: 0.00</text:p>
      <text:p text:style-name="P1">2770 ms. NS: GSM</text:p>
      <text:p text:style-name="P1">Service available: 26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288</text:p>
      <text:p text:style-name="P1">Distancia recorrida: Latitud: 0.00 Longitud: 0.00</text:p>
      <text:p text:style-name="P1">2765 ms. NS: GSM</text:p>
      <text:p text:style-name="P1">Service available: 26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304</text:p>
      <text:p text:style-name="P1">Distancia recorrida: Latitud: 0.00 Longitud: 0.00</text:p>
      <text:p text:style-name="P1">Error SD</text:p>
      <text:p text:style-name="P1">2765 ms. NS: GSM</text:p>
      <text:p text:style-name="P1">Service available: 26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225</text:p>
      <text:p text:style-name="P1">Distancia recorrida: Latitud: 0.00 Longitud: 0.00</text:p>
      <text:p text:style-name="P1"><text:soft-page-break/>2765 ms. NS: GSM</text:p>
      <text:p text:style-name="P1">Service available: 26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311</text:p>
      <text:p text:style-name="P1">Distancia recorrida: Latitud: 0.00 Longitud: 0.00</text:p>
      <text:p text:style-name="P1">Error SD</text:p>
      <text:p text:style-name="P1">2765 ms. NS: GSM</text:p>
      <text:p text:style-name="P1">Service available: 26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156</text:p>
      <text:p text:style-name="P1">Distancia recorrida: Latitud: 0.00 Longitud: 0.00</text:p>
      <text:p text:style-name="P1">2764 ms. NS: GSM</text:p>
      <text:p text:style-name="P1">Service available: 26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311</text:p>
      <text:p text:style-name="P1">Distancia recorrida: Latitud: 0.00 Longitud: 0.00</text:p>
      <text:p text:style-name="P1">Error SD</text:p>
      <text:p text:style-name="P1">2764 ms. NS: GSM</text:p>
      <text:p text:style-name="P1">Service available: 26</text:p>
      <text:p text:style-name="P1">Log.txt not found</text:p>
      <text:p text:style-name="P1"/>
      <text:p text:style-name="P1"/>
      <text:p text:style-name="P17">Calculando Ubicacion...</text:p>
      <text:p text:style-name="P1">--Analizando Umbrales--</text:p>
      <text:p text:style-name="P1">Tiempo transcurrido: 84</text:p>
      <text:p text:style-name="P1">Distancia recorrida: Latitud: 0.00 Longitud: 0.00</text:p>
      <text:p text:style-name="P1">2765 ms. NS: GSM</text:p>
      <text:p text:style-name="P1">Service available: 26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311</text:p>
      <text:p text:style-name="P1">Distancia recorrida: Latitud: 0.00 Longitud: 0.00</text:p>
      <text:p text:style-name="P1">Error SD</text:p>
      <text:p text:style-name="P1">2764 ms. NS: GSM</text:p>
      <text:p text:style-name="P1">Service available: 26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16</text:p>
      <text:p text:style-name="P1">Distancia recorrida: Latitud: 0.00 Longitud: 0.00</text:p>
      <text:p text:style-name="P1">2764 ms. NS: GSM</text:p>
      <text:p text:style-name="P1">Service available: 26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253</text:p>
      <text:p text:style-name="P1">Distancia recorrida: Latitud: 0.00 Longitud: 0.00</text:p>
      <text:p text:style-name="P1">2765 ms. NS: GSM</text:p>
      <text:p text:style-name="P1">Service available: 27</text:p>
      <text:p text:style-name="P1">Log.txt not found</text:p>
      <text:p text:style-name="P1"/>
      <text:p text:style-name="P1"/>
      <text:p text:style-name="P17">Calculando Ubicacion...</text:p>
      <text:p text:style-name="P1">--Analizando Umbrales--</text:p>
      <text:p text:style-name="P1">Tiempo transcurrido: 304</text:p>
      <text:p text:style-name="P1">Distancia recorrida: Latitud: 0.00 Longitud: 0.00</text:p>
      <text:p text:style-name="P1">Error SD</text:p>
      <text:p text:style-name="P1">2765 ms. NS: GSM</text:p>
      <text:p text:style-name="P1">Service available: 26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189</text:p>
      <text:p text:style-name="P1">Distancia recorrida: Latitud: 0.00 Longitud: 0.00</text:p>
      <text:p text:style-name="P1">2765 ms. NS: GSM</text:p>
      <text:p text:style-name="P1">Service available: 26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311</text:p>
      <text:p text:style-name="P1">Distancia recorrida: Latitud: 0.00 Longitud: 0.00</text:p>
      <text:p text:style-name="P1">Error SD</text:p>
      <text:p text:style-name="P1">2765 ms. NS: GSM</text:p>
      <text:p text:style-name="P1">Service available: 26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120</text:p>
      <text:p text:style-name="P1">Distancia recorrida: Latitud: 0.00 Longitud: 0.00</text:p>
      <text:p text:style-name="P1">2770 ms. NS: GSM</text:p>
      <text:p text:style-name="P1">Service available: 26</text:p>
      <text:p text:style-name="P1">Log.txt not found</text:p>
      <text:p text:style-name="P1"/>
      <text:p text:style-name="P1"/>
      <text:p text:style-name="P17">Calculando Ubicacion...</text:p>
      <text:p text:style-name="P1">--Analizando Umbrales--</text:p>
      <text:p text:style-name="P1">Tiempo transcurrido: 311</text:p>
      <text:p text:style-name="P1">Distancia recorrida: Latitud: 0.00 Longitud: 0.00</text:p>
      <text:p text:style-name="P1">Error SD</text:p>
      <text:p text:style-name="P1">2765 ms. NS: GSM</text:p>
      <text:p text:style-name="P1">Service available: 26</text:p>
      <text:p text:style-name="P1">Log.txt not found</text:p>
      <text:p text:style-name="P1"/>
      <text:p text:style-name="P1"/>
      <text:p text:style-name="P1"/>
      <text:p text:style-name="P1"/>
      <text:p text:style-name="P1"/>
      <text:p text:style-name="P17">Calculando Ubicacion...</text:p>
      <text:p text:style-name="P1">--Analizando Umbrales--</text:p>
      <text:p text:style-name="P1">Tiempo transcurrido: 288</text:p>
      <text:p text:style-name="P1">Distancia recorrida: Latitud: 0.00 Longitud: 0.00</text:p>
      <text:p text:style-name="P1">2765 ms. NS: GSM</text:p>
      <text:p text:style-name="P1">Service available: 26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304</text:p>
      <text:p text:style-name="P1">Distancia recorrida: Latitud: 0.00 Longitud: 0.00</text:p>
      <text:p text:style-name="P1">Error SD</text:p>
      <text:p text:style-name="P1">2769 ms. NS: GSM</text:p>
      <text:p text:style-name="P1">Service available: 26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16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27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39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51</text:p>
      <text:p text:style-name="P1">Distancia recorrida: Latitud: 0.00 Longitud: 0.00</text:p>
      <text:p text:style-name="P1"/>
      <text:p text:style-name="P1">Calculando Ubicacion...</text:p>
      <text:p text:style-name="P1"><text:soft-page-break/>--Analizando Umbrales--</text:p>
      <text:p text:style-name="P1">Tiempo transcurrido: 62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74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85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97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109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120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132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143</text:p>
      <text:p text:style-name="P1">Distancia recorrida: Latitud: 0.00 Longitud: 0.00</text:p>
      <text:p text:style-name="P1"><text:soft-page-break/></text:p>
      <text:p text:style-name="P1">Calculando Ubicacion...</text:p>
      <text:p text:style-name="P1">--Analizando Umbrales--</text:p>
      <text:p text:style-name="P1">Tiempo transcurrido: 155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167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178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190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201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213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225</text:p>
      <text:p text:style-name="P1">Distancia recorrida: Latitud: 0.00 Longitud: 0.00</text:p>
      <text:p text:style-name="P1">2765 ms. NS: GSM</text:p>
      <text:p text:style-name="P1">Service available: 26</text:p>
      <text:p text:style-name="P1">Log.txt not found</text:p>
      <text:p text:style-name="P1"><text:soft-page-break/></text:p>
      <text:p text:style-name="P1">Calculando Ubicacion...</text:p>
      <text:p text:style-name="P1">--Analizando Umbrales--</text:p>
      <text:p text:style-name="P1">Tiempo transcurrido: 241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253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265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276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288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299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311</text:p>
      <text:p text:style-name="P1">Distancia recorrida: Latitud: 0.00 Longitud: 0.00</text:p>
      <text:p text:style-name="P1">Error SD</text:p>
      <text:p text:style-name="P1">2765 ms. NS: GSM</text:p>
      <text:p text:style-name="P1">Service available: 26</text:p>
      <text:p text:style-name="P1"><text:soft-page-break/>Log.txt not found</text:p>
      <text:p text:style-name="P1"/>
      <text:p text:style-name="P1">Calculando Ubicacion...</text:p>
      <text:p text:style-name="P1">--Analizando Umbrales--</text:p>
      <text:p text:style-name="P1">Tiempo transcurrido: 17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28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40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52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63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75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86</text:p>
      <text:p text:style-name="P1">Distancia recorrida: Latitud: 0.00 Longitud: 0.00</text:p>
      <text:p text:style-name="P1"/>
      <text:p text:style-name="P1">Calculando Ubicacion...</text:p>
      <text:p text:style-name="P1"><text:soft-page-break/>--Analizando Umbrales--</text:p>
      <text:p text:style-name="P1">Tiempo transcurrido: 98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110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121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133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144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156</text:p>
      <text:p text:style-name="P1">Distancia recorrida: Latitud: 0.00 Longitud: 0.00</text:p>
      <text:p text:style-name="P1">2765 ms. NS: GSM</text:p>
      <text:p text:style-name="P1">Service available: 26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172</text:p>
      <text:p text:style-name="P1">Distancia recorrida: Latitud: 0.00 Longitud: 0.00</text:p>
      <text:p text:style-name="P1"/>
      <text:p text:style-name="P1">Calculando Ubicacion...</text:p>
      <text:p text:style-name="P1"><text:soft-page-break/>--Analizando Umbrales--</text:p>
      <text:p text:style-name="P1">Tiempo transcurrido: 183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195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207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218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230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241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253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265</text:p>
      <text:p text:style-name="P1">Distancia recorrida: Latitud: 0.00 Longitud: 0.00</text:p>
      <text:p text:style-name="P1"><text:soft-page-break/></text:p>
      <text:p text:style-name="P1">Calculando Ubicacion...</text:p>
      <text:p text:style-name="P1">--Analizando Umbrales--</text:p>
      <text:p text:style-name="P1">Tiempo transcurrido: 276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288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299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311</text:p>
      <text:p text:style-name="P1">Distancia recorrida: Latitud: 0.00 Longitud: 0.00</text:p>
      <text:p text:style-name="P1">Error SD</text:p>
      <text:p text:style-name="P1">2765 ms. NS: GSM</text:p>
      <text:p text:style-name="P1">Service available: 26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15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26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38</text:p>
      <text:p text:style-name="P1"><text:soft-page-break/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50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61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73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84</text:p>
      <text:p text:style-name="P1">Distancia recorrida: Latitud: 0.00 Longitud: 0.00</text:p>
      <text:p text:style-name="P1">2765 ms. NS: GSM</text:p>
      <text:p text:style-name="P1">Service available: 27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102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114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125</text:p>
      <text:p text:style-name="P1"><text:soft-page-break/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137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149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160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172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183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195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207</text:p>
      <text:p text:style-name="P1">Distancia recorrida: Latitud: 0.00 Longitud: 0.00</text:p>
      <text:p text:style-name="P1"/>
      <text:p text:style-name="P1">Calculando Ubicacion...</text:p>
      <text:p text:style-name="P1"><text:soft-page-break/>--Analizando Umbrales--</text:p>
      <text:p text:style-name="P1">Tiempo transcurrido: 218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230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241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253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265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276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288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299</text:p>
      <text:p text:style-name="P1">Distancia recorrida: Latitud: 0.00 Longitud: 0.00</text:p>
      <text:p text:style-name="P1"><text:soft-page-break/></text:p>
      <text:p text:style-name="P1">Calculando Ubicacion...</text:p>
      <text:p text:style-name="P1">--Analizando Umbrales--</text:p>
      <text:p text:style-name="P1">Tiempo transcurrido: 311</text:p>
      <text:p text:style-name="P1">Distancia recorrida: Latitud: 0.00 Longitud: 0.00</text:p>
      <text:p text:style-name="P1">Error SD</text:p>
      <text:p text:style-name="P1">2769 ms. NS: GSM</text:p>
      <text:p text:style-name="P1">Service available: 26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16</text:p>
      <text:p text:style-name="P1">Distancia recorrida: Latitud: 0.00 Longitud: 0.00</text:p>
      <text:p text:style-name="P1">2765 ms. NS: GSM</text:p>
      <text:p text:style-name="P1">Service available: 27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33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44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56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67</text:p>
      <text:p text:style-name="P1">Distancia recorrida: Latitud: 0.00 Longitud: 0.00</text:p>
      <text:p text:style-name="P1"/>
      <text:p text:style-name="P1"><text:soft-page-break/>Calculando Ubicacion...</text:p>
      <text:p text:style-name="P1">--Analizando Umbrales--</text:p>
      <text:p text:style-name="P1">Tiempo transcurrido: 79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91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102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114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125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137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149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160</text:p>
      <text:p text:style-name="P1"><text:soft-page-break/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172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183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195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207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218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230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241</text:p>
      <text:p text:style-name="P1">Distancia recorrida: Latitud: 0.00 Longitud: 0.00</text:p>
      <text:p text:style-name="P1"/>
      <text:p text:style-name="P1">Calculando Ubicacion...</text:p>
      <text:p text:style-name="P1"><text:soft-page-break/>--Analizando Umbrales--</text:p>
      <text:p text:style-name="P1">Tiempo transcurrido: 253</text:p>
      <text:p text:style-name="P1">Distancia recorrida: Latitud: 0.00 Longitud: 0.00</text:p>
      <text:p text:style-name="P1">2764 ms. NS: GSM</text:p>
      <text:p text:style-name="P1">Service available: 26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269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281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293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304</text:p>
      <text:p text:style-name="P1">Distancia recorrida: Latitud: 0.00 Longitud: 0.00</text:p>
      <text:p text:style-name="P1">Error SD</text:p>
      <text:p text:style-name="P1">2764 ms. NS: GSM</text:p>
      <text:p text:style-name="P1">Service available: 26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15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<text:soft-page-break/>Tiempo transcurrido: 26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38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50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61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73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84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96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108</text:p>
      <text:p text:style-name="P1">Distancia recorrida: Latitud: 0.00 Longitud: 0.00</text:p>
      <text:p text:style-name="P1"/>
      <text:p text:style-name="P1"><text:soft-page-break/>Calculando Ubicacion...</text:p>
      <text:p text:style-name="P1">--Analizando Umbrales--</text:p>
      <text:p text:style-name="P1">Tiempo transcurrido: 119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131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142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154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166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177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189</text:p>
      <text:p text:style-name="P1">Distancia recorrida: Latitud: 0.00 Longitud: 0.00</text:p>
      <text:p text:style-name="P1">2768 ms. NS: GSM</text:p>
      <text:p text:style-name="P1">Service available: 26</text:p>
      <text:p text:style-name="P1">Log.txt not found</text:p>
      <text:p text:style-name="P1"/>
      <text:p text:style-name="P1"><text:soft-page-break/>Calculando Ubicacion...</text:p>
      <text:p text:style-name="P1">--Analizando Umbrales--</text:p>
      <text:p text:style-name="P1">Tiempo transcurrido: 207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218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230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241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253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265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276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288</text:p>
      <text:p text:style-name="P1"><text:soft-page-break/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299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311</text:p>
      <text:p text:style-name="P1">Distancia recorrida: Latitud: 0.00 Longitud: 0.00</text:p>
      <text:p text:style-name="P1">Error SD</text:p>
      <text:p text:style-name="P1">2765 ms. NS: GSM</text:p>
      <text:p text:style-name="P1">Service available: 24</text:p>
      <text:p text:style-name="P1">Log.txt not found</text:p>
      <text:p text:style-name="P1"/>
      <text:p text:style-name="P1">Calculando Ubicacion...</text:p>
      <text:p text:style-name="P1">--Analizando Umbrales--</text:p>
      <text:p text:style-name="P1">Tiempo transcurrido: 16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27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39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51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<text:soft-page-break/>Tiempo transcurrido: 62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74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85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97</text:p>
      <text:p text:style-name="P1">Distancia recorrida: Latitud: 0.00 Longitud: 0.00</text:p>
      <text:p text:style-name="P1"/>
      <text:p text:style-name="P1">Calculando Ubicacion...</text:p>
      <text:p text:style-name="P1">--Analizando Umbrales--</text:p>
      <text:p text:style-name="P1">Tiempo transcurrido: 109</text:p>
      <text:p text:style-name="P1">Distancia recorrida: Latitud: 0.00 Longitud: 0.00</text:p>
      <text:p text:style-name="P18">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s" fo:country="C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20:40:37.899888456</meta:creation-date>
    <dc:date>2017-03-26T12:01:49.723040899</dc:date>
    <meta:editing-duration>PT31M2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68" meta:paragraph-count="1974" meta:word-count="6695" meta:character-count="66345" meta:non-whitespace-character-count="61774"/>
  </office:meta>
</office:document-meta>
</file>